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96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26in"/>
    </style:style>
    <style:style style:name="co4" style:family="table-column">
      <style:table-column-properties fo:break-before="auto" style:column-width="0.9992in"/>
    </style:style>
    <style:style style:name="co5" style:family="table-column">
      <style:table-column-properties fo:break-before="auto" style:column-width="0.9791in"/>
    </style:style>
    <style:style style:name="co6" style:family="table-column">
      <style:table-column-properties fo:break-before="auto" style:column-width="1.0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2"/>
    <style:style style:name="ce4" style:family="table-cell" style:parent-style-name="Accent_20_3" style:data-style-name="N2"/>
    <style:style style:name="ce1" style:family="table-cell" style:parent-style-name="Default">
      <style:map style:condition="is-true-formula([.C2]=MIN([.$C2];[.$E2];[.$G2];[.$I2]))" style:apply-style-name="Good" style:base-cell-address="Sheet1.C2"/>
    </style:style>
    <style:style style:name="ce9" style:family="table-cell" style:parent-style-name="Good" style:data-style-name="N2"/>
    <style:style style:name="ce5" style:family="table-cell" style:parent-style-name="Default" style:data-style-name="N2">
      <style:map style:condition="is-true-formula([.C2]=MIN([.$C2];[.$E2];[.$G2];[.$I2]))" style:apply-style-name="Good" style:base-cell-address="Sheet1.C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nstance id</text:p>
          </table:table-cell>
          <table:table-cell table:style-name="Default" office:value-type="string" calcext:value-type="string">
            <text:p>BEST</text:p>
          </table:table-cell>
          <table:table-cell table:style-name="Default" office:value-type="string" calcext:value-type="string">
            <text:p>Full</text:p>
          </table:table-cell>
          <table:table-cell table:style-name="Default" office:value-type="string" calcext:value-type="string">
            <text:p>gap to best</text:p>
          </table:table-cell>
          <table:table-cell office:value-type="string" calcext:value-type="string">
            <text:p>NoLocalOpt</text:p>
          </table:table-cell>
          <table:table-cell office:value-type="string" calcext:value-type="string">
            <text:p>gap to best</text:p>
          </table:table-cell>
          <table:table-cell office:value-type="string" calcext:value-type="string">
            <text:p>NoSwap</text:p>
          </table:table-cell>
          <table:table-cell office:value-type="string" calcext:value-type="string">
            <text:p>gap to best</text:p>
          </table:table-cell>
          <table:table-cell office:value-type="string" calcext:value-type="string">
            <text:p>NoFinal</text:p>
          </table:table-cell>
          <table:table-cell office:value-type="string" calcext:value-type="string">
            <text:p>gap to best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 table:formula="of:=MIN([.C2];[.E2];[.G2];[.I2])" office:value-type="float" office:value="215.15" calcext:value-type="float">
            <text:p>215.15</text:p>
          </table:table-cell>
          <table:table-cell table:style-name="ce1" office:value-type="float" office:value="217.42" calcext:value-type="float">
            <text:p>217.42</text:p>
          </table:table-cell>
          <table:table-cell table:style-name="ce5" table:formula="of:=([.C2]-[.B2])/[.B2]*100" office:value-type="float" office:value="1.05507785266093" calcext:value-type="float">
            <text:p>1.06</text:p>
          </table:table-cell>
          <table:table-cell table:style-name="ce1" office:value-type="float" office:value="334.04" calcext:value-type="float">
            <text:p>334.04</text:p>
          </table:table-cell>
          <table:table-cell table:style-name="ce5" table:formula="of:=([.E2]-[.B2])/[.B2]*100" office:value-type="float" office:value="55.2591215431095" calcext:value-type="float">
            <text:p>55.26</text:p>
          </table:table-cell>
          <table:table-cell table:style-name="ce1" office:value-type="float" office:value="215.15" calcext:value-type="float">
            <text:p>215.15</text:p>
          </table:table-cell>
          <table:table-cell table:style-name="ce5" table:formula="of:=([.G2]-[.B2])/[.B2]*100" office:value-type="float" office:value="0" calcext:value-type="float">
            <text:p>0.00</text:p>
          </table:table-cell>
          <table:table-cell table:style-name="ce1" office:value-type="float" office:value="273.96" calcext:value-type="float">
            <text:p>273.96</text:p>
          </table:table-cell>
          <table:table-cell table:style-name="ce3" table:formula="of:=([.I2]-[.B2])/[.B2]*100" office:value-type="float" office:value="27.334417848013" calcext:value-type="float">
            <text:p>27.33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table:formula="of:=MIN([.C3];[.E3];[.G3];[.I3])" office:value-type="float" office:value="218.4" calcext:value-type="float">
            <text:p>218.4</text:p>
          </table:table-cell>
          <table:table-cell table:style-name="ce1" office:value-type="float" office:value="219.2" calcext:value-type="float">
            <text:p>219.2</text:p>
          </table:table-cell>
          <table:table-cell table:style-name="ce5" table:formula="of:=([.C3]-[.B3])/[.B3]*100" office:value-type="float" office:value="0.366300366300359" calcext:value-type="float">
            <text:p>0.37</text:p>
          </table:table-cell>
          <table:table-cell table:style-name="ce1" office:value-type="float" office:value="308.83" calcext:value-type="float">
            <text:p>308.83</text:p>
          </table:table-cell>
          <table:table-cell table:style-name="ce5" table:formula="of:=([.E3]-[.B3])/[.B3]*100" office:value-type="float" office:value="41.4056776556777" calcext:value-type="float">
            <text:p>41.41</text:p>
          </table:table-cell>
          <table:table-cell table:style-name="ce1" office:value-type="float" office:value="218.4" calcext:value-type="float">
            <text:p>218.4</text:p>
          </table:table-cell>
          <table:table-cell table:style-name="ce5" table:formula="of:=([.G3]-[.B3])/[.B3]*100" office:value-type="float" office:value="0" calcext:value-type="float">
            <text:p>0.00</text:p>
          </table:table-cell>
          <table:table-cell table:style-name="ce1" office:value-type="float" office:value="289.58" calcext:value-type="float">
            <text:p>289.58</text:p>
          </table:table-cell>
          <table:table-cell table:style-name="ce3" table:formula="of:=([.I3]-[.B3])/[.B3]*100" office:value-type="float" office:value="32.5915750915751" calcext:value-type="float">
            <text:p>32.59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table:formula="of:=MIN([.C4];[.E4];[.G4];[.I4])" office:value-type="float" office:value="202.43" calcext:value-type="float">
            <text:p>202.43</text:p>
          </table:table-cell>
          <table:table-cell table:style-name="ce1" office:value-type="float" office:value="214.84" calcext:value-type="float">
            <text:p>214.84</text:p>
          </table:table-cell>
          <table:table-cell table:style-name="ce5" table:formula="of:=([.C4]-[.B4])/[.B4]*100" office:value-type="float" office:value="6.13051425184014" calcext:value-type="float">
            <text:p>6.13</text:p>
          </table:table-cell>
          <table:table-cell table:style-name="ce1" office:value-type="float" office:value="253.18" calcext:value-type="float">
            <text:p>253.18</text:p>
          </table:table-cell>
          <table:table-cell table:style-name="ce5" table:formula="of:=([.E4]-[.B4])/[.B4]*100" office:value-type="float" office:value="25.0703947043422" calcext:value-type="float">
            <text:p>25.07</text:p>
          </table:table-cell>
          <table:table-cell table:style-name="ce1" office:value-type="float" office:value="202.43" calcext:value-type="float">
            <text:p>202.43</text:p>
          </table:table-cell>
          <table:table-cell table:style-name="ce5" table:formula="of:=([.G4]-[.B4])/[.B4]*100" office:value-type="float" office:value="0" calcext:value-type="float">
            <text:p>0.00</text:p>
          </table:table-cell>
          <table:table-cell table:style-name="ce1" office:value-type="float" office:value="255.52" calcext:value-type="float">
            <text:p>255.52</text:p>
          </table:table-cell>
          <table:table-cell table:style-name="ce3" table:formula="of:=([.I4]-[.B4])/[.B4]*100" office:value-type="float" office:value="26.2263498493306" calcext:value-type="float">
            <text:p>26.23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table:formula="of:=MIN([.C5];[.E5];[.G5];[.I5])" office:value-type="float" office:value="668.81" calcext:value-type="float">
            <text:p>668.81</text:p>
          </table:table-cell>
          <table:table-cell table:style-name="ce1" office:value-type="float" office:value="668.81" calcext:value-type="float">
            <text:p>668.81</text:p>
          </table:table-cell>
          <table:table-cell table:style-name="ce5" table:formula="of:=([.C5]-[.B5])/[.B5]*100" office:value-type="float" office:value="0" calcext:value-type="float">
            <text:p>0.00</text:p>
          </table:table-cell>
          <table:table-cell table:style-name="ce1" office:value-type="float" office:value="779.34" calcext:value-type="float">
            <text:p>779.34</text:p>
          </table:table-cell>
          <table:table-cell table:style-name="ce5" table:formula="of:=([.E5]-[.B5])/[.B5]*100" office:value-type="float" office:value="16.5263677277553" calcext:value-type="float">
            <text:p>16.53</text:p>
          </table:table-cell>
          <table:table-cell table:style-name="ce1" office:value-type="float" office:value="711.8" calcext:value-type="float">
            <text:p>711.8</text:p>
          </table:table-cell>
          <table:table-cell table:style-name="ce5" table:formula="of:=([.G5]-[.B5])/[.B5]*100" office:value-type="float" office:value="6.42783451204378" calcext:value-type="float">
            <text:p>6.43</text:p>
          </table:table-cell>
          <table:table-cell table:style-name="ce1" office:value-type="float" office:value="691.62" calcext:value-type="float">
            <text:p>691.62</text:p>
          </table:table-cell>
          <table:table-cell table:style-name="ce3" table:formula="of:=([.I5]-[.B5])/[.B5]*100" office:value-type="float" office:value="3.41053512955848" calcext:value-type="float">
            <text:p>3.41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table:formula="of:=MIN([.C6];[.E6];[.G6];[.I6])" office:value-type="float" office:value="630.78" calcext:value-type="float">
            <text:p>630.78</text:p>
          </table:table-cell>
          <table:table-cell table:style-name="ce1" office:value-type="float" office:value="630.78" calcext:value-type="float">
            <text:p>630.78</text:p>
          </table:table-cell>
          <table:table-cell table:style-name="ce5" table:formula="of:=([.C6]-[.B6])/[.B6]*100" office:value-type="float" office:value="0" calcext:value-type="float">
            <text:p>0.00</text:p>
          </table:table-cell>
          <table:table-cell table:style-name="ce1" office:value-type="float" office:value="726.62" calcext:value-type="float">
            <text:p>726.62</text:p>
          </table:table-cell>
          <table:table-cell table:style-name="ce5" table:formula="of:=([.E6]-[.B6])/[.B6]*100" office:value-type="float" office:value="15.1938869336377" calcext:value-type="float">
            <text:p>15.19</text:p>
          </table:table-cell>
          <table:table-cell table:style-name="ce1" office:value-type="float" office:value="655.4" calcext:value-type="float">
            <text:p>655.4</text:p>
          </table:table-cell>
          <table:table-cell table:style-name="ce5" table:formula="of:=([.G6]-[.B6])/[.B6]*100" office:value-type="float" office:value="3.90310409334475" calcext:value-type="float">
            <text:p>3.90</text:p>
          </table:table-cell>
          <table:table-cell table:style-name="ce1" office:value-type="float" office:value="697.86" calcext:value-type="float">
            <text:p>697.86</text:p>
          </table:table-cell>
          <table:table-cell table:style-name="ce3" table:formula="of:=([.I6]-[.B6])/[.B6]*100" office:value-type="float" office:value="10.6344525825169" calcext:value-type="float">
            <text:p>10.63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table:formula="of:=MIN([.C7];[.E7];[.G7];[.I7])" office:value-type="float" office:value="431.32" calcext:value-type="float">
            <text:p>431.32</text:p>
          </table:table-cell>
          <table:table-cell table:style-name="ce1" office:value-type="float" office:value="435.42" calcext:value-type="float">
            <text:p>435.42</text:p>
          </table:table-cell>
          <table:table-cell table:style-name="ce5" table:formula="of:=([.C7]-[.B7])/[.B7]*100" office:value-type="float" office:value="0.950570342205329" calcext:value-type="float">
            <text:p>0.95</text:p>
          </table:table-cell>
          <table:table-cell table:style-name="ce1" office:value-type="float" office:value="650.32" calcext:value-type="float">
            <text:p>650.32</text:p>
          </table:table-cell>
          <table:table-cell table:style-name="ce5" table:formula="of:=([.E7]-[.B7])/[.B7]*100" office:value-type="float" office:value="50.77436705926" calcext:value-type="float">
            <text:p>50.77</text:p>
          </table:table-cell>
          <table:table-cell table:style-name="ce1" office:value-type="float" office:value="431.32" calcext:value-type="float">
            <text:p>431.32</text:p>
          </table:table-cell>
          <table:table-cell table:style-name="ce5" table:formula="of:=([.G7]-[.B7])/[.B7]*100" office:value-type="float" office:value="0" calcext:value-type="float">
            <text:p>0.00</text:p>
          </table:table-cell>
          <table:table-cell table:style-name="ce1" office:value-type="float" office:value="564.79" calcext:value-type="float">
            <text:p>564.79</text:p>
          </table:table-cell>
          <table:table-cell table:style-name="ce3" table:formula="of:=([.I7]-[.B7])/[.B7]*100" office:value-type="float" office:value="30.9445423351572" calcext:value-type="float">
            <text:p>30.94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table:formula="of:=MIN([.C8];[.E8];[.G8];[.I8])" office:value-type="float" office:value="309.48" calcext:value-type="float">
            <text:p>309.48</text:p>
          </table:table-cell>
          <table:table-cell table:style-name="ce1" office:value-type="float" office:value="309.48" calcext:value-type="float">
            <text:p>309.48</text:p>
          </table:table-cell>
          <table:table-cell table:style-name="ce5" table:formula="of:=([.C8]-[.B8])/[.B8]*100" office:value-type="float" office:value="0" calcext:value-type="float">
            <text:p>0.00</text:p>
          </table:table-cell>
          <table:table-cell table:style-name="ce1" office:value-type="float" office:value="350.77" calcext:value-type="float">
            <text:p>350.77</text:p>
          </table:table-cell>
          <table:table-cell table:style-name="ce5" table:formula="of:=([.E8]-[.B8])/[.B8]*100" office:value-type="float" office:value="13.3417345224247" calcext:value-type="float">
            <text:p>13.34</text:p>
          </table:table-cell>
          <table:table-cell table:style-name="ce1" office:value-type="float" office:value="349.19" calcext:value-type="float">
            <text:p>349.19</text:p>
          </table:table-cell>
          <table:table-cell table:style-name="ce5" table:formula="of:=([.G8]-[.B8])/[.B8]*100" office:value-type="float" office:value="12.8312007237947" calcext:value-type="float">
            <text:p>12.83</text:p>
          </table:table-cell>
          <table:table-cell table:style-name="ce1" office:value-type="float" office:value="366.51" calcext:value-type="float">
            <text:p>366.51</text:p>
          </table:table-cell>
          <table:table-cell table:style-name="ce3" table:formula="of:=([.I8]-[.B8])/[.B8]*100" office:value-type="float" office:value="18.4276851492827" calcext:value-type="float">
            <text:p>18.43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table:formula="of:=MIN([.C9];[.E9];[.G9];[.I9])" office:value-type="float" office:value="3079.58" calcext:value-type="float">
            <text:p>3079.58</text:p>
          </table:table-cell>
          <table:table-cell table:style-name="ce1" office:value-type="float" office:value="3333.93" calcext:value-type="float">
            <text:p>3333.93</text:p>
          </table:table-cell>
          <table:table-cell table:style-name="ce5" table:formula="of:=([.C9]-[.B9])/[.B9]*100" office:value-type="float" office:value="8.25924314354555" calcext:value-type="float">
            <text:p>8.26</text:p>
          </table:table-cell>
          <table:table-cell table:style-name="ce1" office:value-type="float" office:value="3321.63" calcext:value-type="float">
            <text:p>3321.63</text:p>
          </table:table-cell>
          <table:table-cell table:style-name="ce5" table:formula="of:=([.E9]-[.B9])/[.B9]*100" office:value-type="float" office:value="7.85983802986122" calcext:value-type="float">
            <text:p>7.86</text:p>
          </table:table-cell>
          <table:table-cell table:style-name="ce1" office:value-type="float" office:value="3079.58" calcext:value-type="float">
            <text:p>3079.58</text:p>
          </table:table-cell>
          <table:table-cell table:style-name="ce5" table:formula="of:=([.G9]-[.B9])/[.B9]*100" office:value-type="float" office:value="0" calcext:value-type="float">
            <text:p>0.00</text:p>
          </table:table-cell>
          <table:table-cell table:style-name="ce1" office:value-type="float" office:value="3428.15" calcext:value-type="float">
            <text:p>3428.15</text:p>
          </table:table-cell>
          <table:table-cell table:style-name="ce3" table:formula="of:=([.I9]-[.B9])/[.B9]*100" office:value-type="float" office:value="11.3187512582885" calcext:value-type="float">
            <text:p>11.32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table:formula="of:=MIN([.C10];[.E10];[.G10];[.I10])" office:value-type="float" office:value="1917.82" calcext:value-type="float">
            <text:p>1917.82</text:p>
          </table:table-cell>
          <table:table-cell table:style-name="ce1" office:value-type="float" office:value="1917.82" calcext:value-type="float">
            <text:p>1917.82</text:p>
          </table:table-cell>
          <table:table-cell table:style-name="ce5" table:formula="of:=([.C10]-[.B10])/[.B10]*100" office:value-type="float" office:value="0" calcext:value-type="float">
            <text:p>0.00</text:p>
          </table:table-cell>
          <table:table-cell table:style-name="ce1" office:value-type="float" office:value="2429.24" calcext:value-type="float">
            <text:p>2429.24</text:p>
          </table:table-cell>
          <table:table-cell table:style-name="ce5" table:formula="of:=([.E10]-[.B10])/[.B10]*100" office:value-type="float" office:value="26.6667361900491" calcext:value-type="float">
            <text:p>26.67</text:p>
          </table:table-cell>
          <table:table-cell table:style-name="ce1" office:value-type="float" office:value="2102.98" calcext:value-type="float">
            <text:p>2102.98</text:p>
          </table:table-cell>
          <table:table-cell table:style-name="ce5" table:formula="of:=([.G10]-[.B10])/[.B10]*100" office:value-type="float" office:value="9.65471212105412" calcext:value-type="float">
            <text:p>9.65</text:p>
          </table:table-cell>
          <table:table-cell table:style-name="ce1" office:value-type="float" office:value="2303.7" calcext:value-type="float">
            <text:p>2303.7</text:p>
          </table:table-cell>
          <table:table-cell table:style-name="ce3" table:formula="of:=([.I10]-[.B10])/[.B10]*100" office:value-type="float" office:value="20.1207621153184" calcext:value-type="float">
            <text:p>20.12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table:formula="of:=MIN([.C11];[.E11];[.G11];[.I11])" office:value-type="float" office:value="1493.13" calcext:value-type="float">
            <text:p>1493.13</text:p>
          </table:table-cell>
          <table:table-cell table:style-name="ce1" office:value-type="float" office:value="1493.13" calcext:value-type="float">
            <text:p>1493.13</text:p>
          </table:table-cell>
          <table:table-cell table:style-name="ce5" table:formula="of:=([.C11]-[.B11])/[.B11]*100" office:value-type="float" office:value="0" calcext:value-type="float">
            <text:p>0.00</text:p>
          </table:table-cell>
          <table:table-cell table:style-name="ce1" office:value-type="float" office:value="1864.23" calcext:value-type="float">
            <text:p>1864.23</text:p>
          </table:table-cell>
          <table:table-cell table:style-name="ce5" table:formula="of:=([.E11]-[.B11])/[.B11]*100" office:value-type="float" office:value="24.853830543891" calcext:value-type="float">
            <text:p>24.85</text:p>
          </table:table-cell>
          <table:table-cell table:style-name="ce1" office:value-type="float" office:value="1525.37" calcext:value-type="float">
            <text:p>1525.37</text:p>
          </table:table-cell>
          <table:table-cell table:style-name="ce5" table:formula="of:=([.G11]-[.B11])/[.B11]*100" office:value-type="float" office:value="2.15922257271636" calcext:value-type="float">
            <text:p>2.16</text:p>
          </table:table-cell>
          <table:table-cell table:style-name="ce1" office:value-type="float" office:value="1706.14" calcext:value-type="float">
            <text:p>1706.14</text:p>
          </table:table-cell>
          <table:table-cell table:style-name="ce3" table:formula="of:=([.I11]-[.B11])/[.B11]*100" office:value-type="float" office:value="14.2660049694266" calcext:value-type="float">
            <text:p>14.27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Default" table:formula="of:=MIN([.C12];[.E12];[.G12];[.I12])" office:value-type="float" office:value="1101.33" calcext:value-type="float">
            <text:p>1101.33</text:p>
          </table:table-cell>
          <table:table-cell table:style-name="ce1" office:value-type="float" office:value="1145.75" calcext:value-type="float">
            <text:p>1145.75</text:p>
          </table:table-cell>
          <table:table-cell table:style-name="ce5" table:formula="of:=([.C12]-[.B12])/[.B12]*100" office:value-type="float" office:value="4.03330518554839" calcext:value-type="float">
            <text:p>4.03</text:p>
          </table:table-cell>
          <table:table-cell table:style-name="ce1" office:value-type="float" office:value="1239.36" calcext:value-type="float">
            <text:p>1239.36</text:p>
          </table:table-cell>
          <table:table-cell table:style-name="ce5" table:formula="of:=([.E12]-[.B12])/[.B12]*100" office:value-type="float" office:value="12.5330282476642" calcext:value-type="float">
            <text:p>12.53</text:p>
          </table:table-cell>
          <table:table-cell table:style-name="ce1" office:value-type="float" office:value="1101.33" calcext:value-type="float">
            <text:p>1101.33</text:p>
          </table:table-cell>
          <table:table-cell table:style-name="ce5" table:formula="of:=([.G12]-[.B12])/[.B12]*100" office:value-type="float" office:value="0" calcext:value-type="float">
            <text:p>0.00</text:p>
          </table:table-cell>
          <table:table-cell table:style-name="ce1" office:value-type="float" office:value="1276.59" calcext:value-type="float">
            <text:p>1276.59</text:p>
          </table:table-cell>
          <table:table-cell table:style-name="ce3" table:formula="of:=([.I12]-[.B12])/[.B12]*100" office:value-type="float" office:value="15.9134864209637" calcext:value-type="float">
            <text:p>15.91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table:formula="of:=MIN([.C13];[.E13];[.G13];[.I13])" office:value-type="float" office:value="1273.77" calcext:value-type="float">
            <text:p>1273.77</text:p>
          </table:table-cell>
          <table:table-cell table:style-name="ce1" office:value-type="float" office:value="1273.77" calcext:value-type="float">
            <text:p>1273.77</text:p>
          </table:table-cell>
          <table:table-cell table:style-name="ce5" table:formula="of:=([.C13]-[.B13])/[.B13]*100" office:value-type="float" office:value="0" calcext:value-type="float">
            <text:p>0.00</text:p>
          </table:table-cell>
          <table:table-cell table:style-name="ce1" office:value-type="float" office:value="1356.09" calcext:value-type="float">
            <text:p>1356.09</text:p>
          </table:table-cell>
          <table:table-cell table:style-name="ce5" table:formula="of:=([.E13]-[.B13])/[.B13]*100" office:value-type="float" office:value="6.46270519795567" calcext:value-type="float">
            <text:p>6.46</text:p>
          </table:table-cell>
          <table:table-cell table:style-name="ce1" office:value-type="float" office:value="1307.11" calcext:value-type="float">
            <text:p>1307.11</text:p>
          </table:table-cell>
          <table:table-cell table:style-name="ce5" table:formula="of:=([.G13]-[.B13])/[.B13]*100" office:value-type="float" office:value="2.61742700801557" calcext:value-type="float">
            <text:p>2.62</text:p>
          </table:table-cell>
          <table:table-cell table:style-name="ce1" office:value-type="float" office:value="1273.77" calcext:value-type="float">
            <text:p>1273.77</text:p>
          </table:table-cell>
          <table:table-cell table:style-name="ce3" table:formula="of:=([.I13]-[.B13])/[.B13]*100" office:value-type="float" office:value="0" calcext:value-type="float">
            <text:p>0.00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Default" table:formula="of:=MIN([.C14];[.E14];[.G14];[.I14])" office:value-type="float" office:value="1191.96" calcext:value-type="float">
            <text:p>1191.96</text:p>
          </table:table-cell>
          <table:table-cell table:style-name="ce1" office:value-type="float" office:value="1226.63" calcext:value-type="float">
            <text:p>1226.63</text:p>
          </table:table-cell>
          <table:table-cell table:style-name="ce5" table:formula="of:=([.C14]-[.B14])/[.B14]*100" office:value-type="float" office:value="2.90865465284071" calcext:value-type="float">
            <text:p>2.91</text:p>
          </table:table-cell>
          <table:table-cell table:style-name="ce1" office:value-type="float" office:value="1455.87" calcext:value-type="float">
            <text:p>1455.87</text:p>
          </table:table-cell>
          <table:table-cell table:style-name="ce5" table:formula="of:=([.E14]-[.B14])/[.B14]*100" office:value-type="float" office:value="22.1408436524715" calcext:value-type="float">
            <text:p>22.14</text:p>
          </table:table-cell>
          <table:table-cell table:style-name="ce1" office:value-type="float" office:value="1191.96" calcext:value-type="float">
            <text:p>1191.96</text:p>
          </table:table-cell>
          <table:table-cell table:style-name="ce5" table:formula="of:=([.G14]-[.B14])/[.B14]*100" office:value-type="float" office:value="0" calcext:value-type="float">
            <text:p>0.00</text:p>
          </table:table-cell>
          <table:table-cell table:style-name="ce1" office:value-type="float" office:value="1259.97" calcext:value-type="float">
            <text:p>1259.97</text:p>
          </table:table-cell>
          <table:table-cell table:style-name="ce3" table:formula="of:=([.I14]-[.B14])/[.B14]*100" office:value-type="float" office:value="5.70572838014698" calcext:value-type="float">
            <text:p>5.71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Default" table:formula="of:=MIN([.C15];[.E15];[.G15];[.I15])" office:value-type="float" office:value="1248.53" calcext:value-type="float">
            <text:p>1248.53</text:p>
          </table:table-cell>
          <table:table-cell table:style-name="ce1" office:value-type="float" office:value="1284.73" calcext:value-type="float">
            <text:p>1284.73</text:p>
          </table:table-cell>
          <table:table-cell table:style-name="ce5" table:formula="of:=([.C15]-[.B15])/[.B15]*100" office:value-type="float" office:value="2.89940970581404" calcext:value-type="float">
            <text:p>2.90</text:p>
          </table:table-cell>
          <table:table-cell table:style-name="ce1" office:value-type="float" office:value="1413.87" calcext:value-type="float">
            <text:p>1413.87</text:p>
          </table:table-cell>
          <table:table-cell table:style-name="ce5" table:formula="of:=([.E15]-[.B15])/[.B15]*100" office:value-type="float" office:value="13.2427735016379" calcext:value-type="float">
            <text:p>13.24</text:p>
          </table:table-cell>
          <table:table-cell table:style-name="ce1" office:value-type="float" office:value="1248.53" calcext:value-type="float">
            <text:p>1248.53</text:p>
          </table:table-cell>
          <table:table-cell table:style-name="ce5" table:formula="of:=([.G15]-[.B15])/[.B15]*100" office:value-type="float" office:value="0" calcext:value-type="float">
            <text:p>0.00</text:p>
          </table:table-cell>
          <table:table-cell table:style-name="ce1" office:value-type="float" office:value="1302.34" calcext:value-type="float">
            <text:p>1302.34</text:p>
          </table:table-cell>
          <table:table-cell table:style-name="ce3" table:formula="of:=([.I15]-[.B15])/[.B15]*100" office:value-type="float" office:value="4.30986840524456" calcext:value-type="float">
            <text:p>4.31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Default" table:formula="of:=MIN([.C16];[.E16];[.G16];[.I16])" office:value-type="float" office:value="1347.67" calcext:value-type="float">
            <text:p>1347.67</text:p>
          </table:table-cell>
          <table:table-cell table:style-name="ce1" office:value-type="float" office:value="1347.67" calcext:value-type="float">
            <text:p>1347.67</text:p>
          </table:table-cell>
          <table:table-cell table:style-name="ce5" table:formula="of:=([.C16]-[.B16])/[.B16]*100" office:value-type="float" office:value="0" calcext:value-type="float">
            <text:p>0.00</text:p>
          </table:table-cell>
          <table:table-cell table:style-name="ce1" office:value-type="float" office:value="1508.5" calcext:value-type="float">
            <text:p>1508.5</text:p>
          </table:table-cell>
          <table:table-cell table:style-name="ce5" table:formula="of:=([.E16]-[.B16])/[.B16]*100" office:value-type="float" office:value="11.9339304132317" calcext:value-type="float">
            <text:p>11.93</text:p>
          </table:table-cell>
          <table:table-cell table:style-name="ce1" office:value-type="float" office:value="1355.08" calcext:value-type="float">
            <text:p>1355.08</text:p>
          </table:table-cell>
          <table:table-cell table:style-name="ce5" table:formula="of:=([.G16]-[.B16])/[.B16]*100" office:value-type="float" office:value="0.549837868320869" calcext:value-type="float">
            <text:p>0.55</text:p>
          </table:table-cell>
          <table:table-cell table:style-name="ce1" office:value-type="float" office:value="1375.95" calcext:value-type="float">
            <text:p>1375.95</text:p>
          </table:table-cell>
          <table:table-cell table:style-name="ce3" table:formula="of:=([.I16]-[.B16])/[.B16]*100" office:value-type="float" office:value="2.09843656087915" calcext:value-type="float">
            <text:p>2.10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Default" table:formula="of:=MIN([.C17];[.E17];[.G17];[.I17])" office:value-type="float" office:value="1289.29" calcext:value-type="float">
            <text:p>1289.29</text:p>
          </table:table-cell>
          <table:table-cell table:style-name="ce1" office:value-type="float" office:value="1289.29" calcext:value-type="float">
            <text:p>1289.29</text:p>
          </table:table-cell>
          <table:table-cell table:style-name="ce5" table:formula="of:=([.C17]-[.B17])/[.B17]*100" office:value-type="float" office:value="0" calcext:value-type="float">
            <text:p>0.00</text:p>
          </table:table-cell>
          <table:table-cell table:style-name="ce1" office:value-type="float" office:value="1448.53" calcext:value-type="float">
            <text:p>1448.53</text:p>
          </table:table-cell>
          <table:table-cell table:style-name="ce5" table:formula="of:=([.E17]-[.B17])/[.B17]*100" office:value-type="float" office:value="12.3509838748458" calcext:value-type="float">
            <text:p>12.35</text:p>
          </table:table-cell>
          <table:table-cell table:style-name="ce1" office:value-type="float" office:value="1328" calcext:value-type="float">
            <text:p>1328</text:p>
          </table:table-cell>
          <table:table-cell table:style-name="ce5" table:formula="of:=([.G17]-[.B17])/[.B17]*100" office:value-type="float" office:value="3.00242769276114" calcext:value-type="float">
            <text:p>3.00</text:p>
          </table:table-cell>
          <table:table-cell table:style-name="ce1" office:value-type="float" office:value="1289.29" calcext:value-type="float">
            <text:p>1289.29</text:p>
          </table:table-cell>
          <table:table-cell table:style-name="ce3" table:formula="of:=([.I17]-[.B17])/[.B17]*100" office:value-type="float" office:value="0" calcext:value-type="float">
            <text:p>0.00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Default" table:formula="of:=MIN([.C18];[.E18];[.G18];[.I18])" office:value-type="float" office:value="1282.38" calcext:value-type="float">
            <text:p>1282.38</text:p>
          </table:table-cell>
          <table:table-cell table:style-name="ce1" office:value-type="float" office:value="1320.91" calcext:value-type="float">
            <text:p>1320.91</text:p>
          </table:table-cell>
          <table:table-cell table:style-name="ce5" table:formula="of:=([.C18]-[.B18])/[.B18]*100" office:value-type="float" office:value="3.00456962834729" calcext:value-type="float">
            <text:p>3.00</text:p>
          </table:table-cell>
          <table:table-cell table:style-name="ce1" office:value-type="float" office:value="1375.55" calcext:value-type="float">
            <text:p>1375.55</text:p>
          </table:table-cell>
          <table:table-cell table:style-name="ce5" table:formula="of:=([.E18]-[.B18])/[.B18]*100" office:value-type="float" office:value="7.26539715217017" calcext:value-type="float">
            <text:p>7.27</text:p>
          </table:table-cell>
          <table:table-cell table:style-name="ce1" office:value-type="float" office:value="1282.38" calcext:value-type="float">
            <text:p>1282.38</text:p>
          </table:table-cell>
          <table:table-cell table:style-name="ce5" table:formula="of:=([.G18]-[.B18])/[.B18]*100" office:value-type="float" office:value="0" calcext:value-type="float">
            <text:p>0.00</text:p>
          </table:table-cell>
          <table:table-cell table:style-name="ce1" office:value-type="float" office:value="1320.91" calcext:value-type="float">
            <text:p>1320.91</text:p>
          </table:table-cell>
          <table:table-cell table:style-name="ce3" table:formula="of:=([.I18]-[.B18])/[.B18]*100" office:value-type="float" office:value="3.00456962834729" calcext:value-type="float">
            <text:p>3.00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Default" table:formula="of:=MIN([.C19];[.E19];[.G19];[.I19])" office:value-type="float" office:value="1260.24" calcext:value-type="float">
            <text:p>1260.24</text:p>
          </table:table-cell>
          <table:table-cell table:style-name="ce1" office:value-type="float" office:value="1260.24" calcext:value-type="float">
            <text:p>1260.24</text:p>
          </table:table-cell>
          <table:table-cell table:style-name="ce5" table:formula="of:=([.C19]-[.B19])/[.B19]*100" office:value-type="float" office:value="0" calcext:value-type="float">
            <text:p>0.00</text:p>
          </table:table-cell>
          <table:table-cell table:style-name="ce1" office:value-type="float" office:value="1446.92" calcext:value-type="float">
            <text:p>1446.92</text:p>
          </table:table-cell>
          <table:table-cell table:style-name="ce5" table:formula="of:=([.E19]-[.B19])/[.B19]*100" office:value-type="float" office:value="14.8130514822574" calcext:value-type="float">
            <text:p>14.81</text:p>
          </table:table-cell>
          <table:table-cell table:style-name="ce1" office:value-type="float" office:value="1317.54" calcext:value-type="float">
            <text:p>1317.54</text:p>
          </table:table-cell>
          <table:table-cell table:style-name="ce5" table:formula="of:=([.G19]-[.B19])/[.B19]*100" office:value-type="float" office:value="4.54675299942868" calcext:value-type="float">
            <text:p>4.55</text:p>
          </table:table-cell>
          <table:table-cell table:style-name="ce1" office:value-type="float" office:value="1339.83" calcext:value-type="float">
            <text:p>1339.83</text:p>
          </table:table-cell>
          <table:table-cell table:style-name="ce3" table:formula="of:=([.I19]-[.B19])/[.B19]*100" office:value-type="float" office:value="6.31546372119596" calcext:value-type="float">
            <text:p>6.32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table:formula="of:=MIN([.C20];[.E20];[.G20];[.I20])" office:value-type="float" office:value="1266.92" calcext:value-type="float">
            <text:p>1266.92</text:p>
          </table:table-cell>
          <table:table-cell table:style-name="ce1" office:value-type="float" office:value="1266.92" calcext:value-type="float">
            <text:p>1266.92</text:p>
          </table:table-cell>
          <table:table-cell table:style-name="ce5" table:formula="of:=([.C20]-[.B20])/[.B20]*100" office:value-type="float" office:value="0" calcext:value-type="float">
            <text:p>0.00</text:p>
          </table:table-cell>
          <table:table-cell table:style-name="ce1" office:value-type="float" office:value="1406.13" calcext:value-type="float">
            <text:p>1406.13</text:p>
          </table:table-cell>
          <table:table-cell table:style-name="ce5" table:formula="of:=([.E20]-[.B20])/[.B20]*100" office:value-type="float" office:value="10.9880655447858" calcext:value-type="float">
            <text:p>10.99</text:p>
          </table:table-cell>
          <table:table-cell table:style-name="ce1" office:value-type="float" office:value="1289.95" calcext:value-type="float">
            <text:p>1289.95</text:p>
          </table:table-cell>
          <table:table-cell table:style-name="ce5" table:formula="of:=([.G20]-[.B20])/[.B20]*100" office:value-type="float" office:value="1.81779433586967" calcext:value-type="float">
            <text:p>1.82</text:p>
          </table:table-cell>
          <table:table-cell table:style-name="ce1" office:value-type="float" office:value="1301.62" calcext:value-type="float">
            <text:p>1301.62</text:p>
          </table:table-cell>
          <table:table-cell table:style-name="ce3" table:formula="of:=([.I20]-[.B20])/[.B20]*100" office:value-type="float" office:value="2.73892589903071" calcext:value-type="float">
            <text:p>2.74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 table:formula="of:=MIN([.C21];[.E21];[.G21];[.I21])" office:value-type="float" office:value="1323.1" calcext:value-type="float">
            <text:p>1323.1</text:p>
          </table:table-cell>
          <table:table-cell table:style-name="ce1" office:value-type="float" office:value="1323.1" calcext:value-type="float">
            <text:p>1323.1</text:p>
          </table:table-cell>
          <table:table-cell table:style-name="ce5" table:formula="of:=([.C21]-[.B21])/[.B21]*100" office:value-type="float" office:value="0" calcext:value-type="float">
            <text:p>0.00</text:p>
          </table:table-cell>
          <table:table-cell table:style-name="ce1" office:value-type="float" office:value="1429" calcext:value-type="float">
            <text:p>1429</text:p>
          </table:table-cell>
          <table:table-cell table:style-name="ce5" table:formula="of:=([.E21]-[.B21])/[.B21]*100" office:value-type="float" office:value="8.00393016400878" calcext:value-type="float">
            <text:p>8.00</text:p>
          </table:table-cell>
          <table:table-cell table:style-name="ce1" office:value-type="float" office:value="1338.42" calcext:value-type="float">
            <text:p>1338.42</text:p>
          </table:table-cell>
          <table:table-cell table:style-name="ce5" table:formula="of:=([.G21]-[.B21])/[.B21]*100" office:value-type="float" office:value="1.15788678104453" calcext:value-type="float">
            <text:p>1.16</text:p>
          </table:table-cell>
          <table:table-cell table:style-name="ce1" office:value-type="float" office:value="1351.39" calcext:value-type="float">
            <text:p>1351.39</text:p>
          </table:table-cell>
          <table:table-cell table:style-name="ce3" table:formula="of:=([.I21]-[.B21])/[.B21]*100" office:value-type="float" office:value="2.1381603809236" calcext:value-type="float">
            <text:p>2.14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Default" table:formula="of:=MIN([.C22];[.E22];[.G22];[.I22])" office:value-type="float" office:value="1309.14" calcext:value-type="float">
            <text:p>1309.14</text:p>
          </table:table-cell>
          <table:table-cell table:style-name="ce1" office:value-type="float" office:value="1363.18" calcext:value-type="float">
            <text:p>1363.18</text:p>
          </table:table-cell>
          <table:table-cell table:style-name="ce5" table:formula="of:=([.C22]-[.B22])/[.B22]*100" office:value-type="float" office:value="4.12790075927708" calcext:value-type="float">
            <text:p>4.13</text:p>
          </table:table-cell>
          <table:table-cell table:style-name="ce1" office:value-type="float" office:value="1470.03" calcext:value-type="float">
            <text:p>1470.03</text:p>
          </table:table-cell>
          <table:table-cell table:style-name="ce5" table:formula="of:=([.E22]-[.B22])/[.B22]*100" office:value-type="float" office:value="12.2897474678033" calcext:value-type="float">
            <text:p>12.29</text:p>
          </table:table-cell>
          <table:table-cell table:style-name="ce1" office:value-type="float" office:value="1309.14" calcext:value-type="float">
            <text:p>1309.14</text:p>
          </table:table-cell>
          <table:table-cell table:style-name="ce5" table:formula="of:=([.G22]-[.B22])/[.B22]*100" office:value-type="float" office:value="0" calcext:value-type="float">
            <text:p>0.00</text:p>
          </table:table-cell>
          <table:table-cell table:style-name="ce1" office:value-type="float" office:value="1363.18" calcext:value-type="float">
            <text:p>1363.18</text:p>
          </table:table-cell>
          <table:table-cell table:style-name="ce3" table:formula="of:=([.I22]-[.B22])/[.B22]*100" office:value-type="float" office:value="4.12790075927708" calcext:value-type="float">
            <text:p>4.13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Default" table:formula="of:=MIN([.C23];[.E23];[.G23];[.I23])" office:value-type="float" office:value="1295.67" calcext:value-type="float">
            <text:p>1295.67</text:p>
          </table:table-cell>
          <table:table-cell table:style-name="ce1" office:value-type="float" office:value="1295.67" calcext:value-type="float">
            <text:p>1295.67</text:p>
          </table:table-cell>
          <table:table-cell table:style-name="ce5" table:formula="of:=([.C23]-[.B23])/[.B23]*100" office:value-type="float" office:value="0" calcext:value-type="float">
            <text:p>0.00</text:p>
          </table:table-cell>
          <table:table-cell table:style-name="ce1" office:value-type="float" office:value="1465.74" calcext:value-type="float">
            <text:p>1465.74</text:p>
          </table:table-cell>
          <table:table-cell table:style-name="ce5" table:formula="of:=([.E23]-[.B23])/[.B23]*100" office:value-type="float" office:value="13.126027460696" calcext:value-type="float">
            <text:p>13.13</text:p>
          </table:table-cell>
          <table:table-cell table:style-name="ce1" office:value-type="float" office:value="1351.96" calcext:value-type="float">
            <text:p>1351.96</text:p>
          </table:table-cell>
          <table:table-cell table:style-name="ce5" table:formula="of:=([.G23]-[.B23])/[.B23]*100" office:value-type="float" office:value="4.34447042842699" calcext:value-type="float">
            <text:p>4.34</text:p>
          </table:table-cell>
          <table:table-cell table:style-name="ce1" office:value-type="float" office:value="1306.6" calcext:value-type="float">
            <text:p>1306.6</text:p>
          </table:table-cell>
          <table:table-cell table:style-name="ce3" table:formula="of:=([.I23]-[.B23])/[.B23]*100" office:value-type="float" office:value="0.843578997738609" calcext:value-type="float">
            <text:p>0.84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 table:formula="of:=MIN([.C24];[.E24];[.G24];[.I24])" office:value-type="float" office:value="1252.36" calcext:value-type="float">
            <text:p>1252.36</text:p>
          </table:table-cell>
          <table:table-cell table:style-name="ce1" office:value-type="float" office:value="1252.36" calcext:value-type="float">
            <text:p>1252.36</text:p>
          </table:table-cell>
          <table:table-cell table:style-name="ce5" table:formula="of:=([.C24]-[.B24])/[.B24]*100" office:value-type="float" office:value="0" calcext:value-type="float">
            <text:p>0.00</text:p>
          </table:table-cell>
          <table:table-cell table:style-name="ce1" office:value-type="float" office:value="1396.11" calcext:value-type="float">
            <text:p>1396.11</text:p>
          </table:table-cell>
          <table:table-cell table:style-name="ce5" table:formula="of:=([.E24]-[.B24])/[.B24]*100" office:value-type="float" office:value="11.4783289150085" calcext:value-type="float">
            <text:p>11.48</text:p>
          </table:table-cell>
          <table:table-cell table:style-name="ce1" office:value-type="float" office:value="1262.65" calcext:value-type="float">
            <text:p>1262.65</text:p>
          </table:table-cell>
          <table:table-cell table:style-name="ce5" table:formula="of:=([.G24]-[.B24])/[.B24]*100" office:value-type="float" office:value="0.821648727203056" calcext:value-type="float">
            <text:p>0.82</text:p>
          </table:table-cell>
          <table:table-cell table:style-name="ce1" office:value-type="float" office:value="1254.42" calcext:value-type="float">
            <text:p>1254.42</text:p>
          </table:table-cell>
          <table:table-cell table:style-name="ce3" table:formula="of:=([.I24]-[.B24])/[.B24]*100" office:value-type="float" office:value="0.164489443929874" calcext:value-type="float">
            <text:p>0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24])" office:value-type="float" office:value="1113.44608695652" calcext:value-type="float">
            <text:p>1113.45</text:p>
          </table:table-cell>
          <table:table-cell table:formula="of:=AVERAGE([.C2:.C24])" office:value-type="float" office:value="1134.39347826087" calcext:value-type="float">
            <text:p>1134.39</text:p>
          </table:table-cell>
          <table:table-cell table:formula="of:=AVERAGE([.D2:.D24])" office:value-type="float" office:value="1.46676286471217" calcext:value-type="float">
            <text:p>1.47</text:p>
          </table:table-cell>
          <table:table-cell table:style-name="ce3" table:formula="of:=AVERAGE([.E2:.E24])" office:value-type="float" office:value="1279.56086956522" calcext:value-type="float">
            <text:p>1279.56</text:p>
          </table:table-cell>
          <table:table-cell table:style-name="ce3" table:formula="of:=AVERAGE([.F2:.F24])" office:value-type="float" office:value="18.8513377384585" calcext:value-type="float">
            <text:p>18.85</text:p>
          </table:table-cell>
          <table:table-cell table:style-name="ce3" table:formula="of:=AVERAGE([.G2:.G24])" office:value-type="float" office:value="1138.07260869565" calcext:value-type="float">
            <text:p>1138.07</text:p>
          </table:table-cell>
          <table:table-cell table:style-name="ce3" table:formula="of:=AVERAGE([.H2:.H24])" office:value-type="float" office:value="2.34062260278366" calcext:value-type="float">
            <text:p>2.34</text:p>
          </table:table-cell>
          <table:table-cell table:style-name="ce3" table:formula="of:=AVERAGE([.I2:.I24])" office:value-type="float" office:value="1199.72565217391" calcext:value-type="float">
            <text:p>1199.73</text:p>
          </table:table-cell>
          <table:table-cell table:style-name="ce3" table:formula="of:=AVERAGE([.J2:.J24])" office:value-type="float" office:value="10.5493776054846" calcext:value-type="float">
            <text:p>10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-p11</text:p>
          </table:table-cell>
          <table:table-cell table:formula="of:=AVERAGE([.B2:.B12])" office:value-type="float" office:value="933.475454545455" calcext:value-type="float">
            <text:p>933.48</text:p>
          </table:table-cell>
          <table:table-cell table:formula="of:=AVERAGE([.C2:.C12])" office:value-type="float" office:value="962.416363636364" calcext:value-type="float">
            <text:p>962.42</text:p>
          </table:table-cell>
          <table:table-cell table:formula="of:=AVERAGE([.D2:.D12])" office:value-type="float" office:value="1.89045555837279" calcext:value-type="float">
            <text:p>1.89</text:p>
          </table:table-cell>
          <table:table-cell table:style-name="ce3" table:formula="of:=AVERAGE([.E2:.E12])" office:value-type="float" office:value="1114.32363636364" calcext:value-type="float">
            <text:p>1114.32</text:p>
          </table:table-cell>
          <table:table-cell table:style-name="ce3" table:formula="of:=AVERAGE([.F2:.F12])" office:value-type="float" office:value="26.3168166506975" calcext:value-type="float">
            <text:p>26.32</text:p>
          </table:table-cell>
          <table:table-cell table:style-name="ce3" table:formula="of:=AVERAGE([.G2:.G12])" office:value-type="float" office:value="962.995454545454" calcext:value-type="float">
            <text:p>963.00</text:p>
          </table:table-cell>
          <table:table-cell table:style-name="ce3" table:formula="of:=AVERAGE([.H2:.H12])" office:value-type="float" office:value="3.17964309299579" calcext:value-type="float">
            <text:p>3.18</text:p>
          </table:table-cell>
          <table:table-cell table:style-name="ce3" table:formula="of:=AVERAGE([.I2:.I12])" office:value-type="float" office:value="1077.67454545455" calcext:value-type="float">
            <text:p>1077.67</text:p>
          </table:table-cell>
          <table:table-cell table:style-name="ce3" table:formula="of:=AVERAGE([.J2:.J12])" office:value-type="float" office:value="19.1989602499483" calcext:value-type="float">
            <text:p>19.20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Comparison</text:p>
          </table:table-cell>
          <table:table-cell table:style-name="Default" office:value-type="string" calcext:value-type="string">
            <text:p>ACO_BEST</text:p>
          </table:table-cell>
          <table:table-cell table:style-name="Default" office:value-type="string" calcext:value-type="string">
            <text:p>heuristic_prox</text:p>
          </table:table-cell>
          <table:table-cell table:style-name="Default" office:value-type="string" calcext:value-type="string">
            <text:p>gap(%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1</text:p>
          </table:table-cell>
          <table:table-cell table:style-name="Default" office:value-type="float" office:value="178.56" calcext:value-type="float">
            <text:p>178.56</text:p>
          </table:table-cell>
          <table:table-cell table:style-name="Default" office:value-type="float" office:value="217.42" calcext:value-type="float">
            <text:p>217.42</text:p>
          </table:table-cell>
          <table:table-cell table:formula="of:=([.C31]-[.B31])/[.B31]*100" office:value-type="float" office:value="21.7629928315412" calcext:value-type="float">
            <text:p>21.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2</text:p>
          </table:table-cell>
          <table:table-cell table:style-name="Default" office:value-type="float" office:value="172.73" calcext:value-type="float">
            <text:p>172.73</text:p>
          </table:table-cell>
          <table:table-cell table:style-name="Default" office:value-type="float" office:value="219.2" calcext:value-type="float">
            <text:p>219.2</text:p>
          </table:table-cell>
          <table:table-cell table:formula="of:=([.C32]-[.B32])/[.B32]*100" office:value-type="float" office:value="26.9032594222196" calcext:value-type="float">
            <text:p>26.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3</text:p>
          </table:table-cell>
          <table:table-cell table:style-name="Default" office:value-type="float" office:value="173.82" calcext:value-type="float">
            <text:p>173.82</text:p>
          </table:table-cell>
          <table:table-cell table:style-name="Default" office:value-type="float" office:value="214.84" calcext:value-type="float">
            <text:p>214.84</text:p>
          </table:table-cell>
          <table:table-cell table:formula="of:=([.C33]-[.B33])/[.B33]*100" office:value-type="float" office:value="23.5991255321597" calcext:value-type="float">
            <text:p>23.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4</text:p>
          </table:table-cell>
          <table:table-cell table:style-name="Default" office:value-type="float" office:value="629.88" calcext:value-type="float">
            <text:p>629.88</text:p>
          </table:table-cell>
          <table:table-cell table:style-name="Default" office:value-type="float" office:value="668.81" calcext:value-type="float">
            <text:p>668.81</text:p>
          </table:table-cell>
          <table:table-cell table:formula="of:=([.C34]-[.B34])/[.B34]*100" office:value-type="float" office:value="6.18054232552231" calcext:value-type="float">
            <text:p>6.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5</text:p>
          </table:table-cell>
          <table:table-cell table:style-name="Default" office:value-type="float" office:value="573.03" calcext:value-type="float">
            <text:p>573.03</text:p>
          </table:table-cell>
          <table:table-cell table:style-name="Default" office:value-type="float" office:value="630.78" calcext:value-type="float">
            <text:p>630.78</text:p>
          </table:table-cell>
          <table:table-cell table:formula="of:=([.C35]-[.B35])/[.B35]*100" office:value-type="float" office:value="10.0780063871002" calcext:value-type="float">
            <text:p>10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6</text:p>
          </table:table-cell>
          <table:table-cell table:style-name="Default" office:value-type="float" office:value="379.1" calcext:value-type="float">
            <text:p>379.1</text:p>
          </table:table-cell>
          <table:table-cell table:style-name="Default" office:value-type="float" office:value="435.42" calcext:value-type="float">
            <text:p>435.42</text:p>
          </table:table-cell>
          <table:table-cell table:formula="of:=([.C36]-[.B36])/[.B36]*100" office:value-type="float" office:value="14.8562384595094" calcext:value-type="float">
            <text:p>14.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7</text:p>
          </table:table-cell>
          <table:table-cell table:style-name="Default" office:value-type="float" office:value="288.24" calcext:value-type="float">
            <text:p>288.24</text:p>
          </table:table-cell>
          <table:table-cell table:style-name="Default" office:value-type="float" office:value="309.48" calcext:value-type="float">
            <text:p>309.48</text:p>
          </table:table-cell>
          <table:table-cell table:formula="of:=([.C37]-[.B37])/[.B37]*100" office:value-type="float" office:value="7.36885928393006" calcext:value-type="float">
            <text:p>7.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8</text:p>
          </table:table-cell>
          <table:table-cell table:style-name="Default" office:value-type="float" office:value="3023.77" calcext:value-type="float">
            <text:p>3023.77</text:p>
          </table:table-cell>
          <table:table-cell table:style-name="Default" office:value-type="float" office:value="3333.93" calcext:value-type="float">
            <text:p>3333.93</text:p>
          </table:table-cell>
          <table:table-cell table:formula="of:=([.C38]-[.B38])/[.B38]*100" office:value-type="float" office:value="10.2573939155425" calcext:value-type="float">
            <text:p>10.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9</text:p>
          </table:table-cell>
          <table:table-cell table:style-name="Default" office:value-type="float" office:value="1705.03" calcext:value-type="float">
            <text:p>1705.03</text:p>
          </table:table-cell>
          <table:table-cell table:style-name="Default" office:value-type="float" office:value="1917.82" calcext:value-type="float">
            <text:p>1917.82</text:p>
          </table:table-cell>
          <table:table-cell table:formula="of:=([.C39]-[.B39])/[.B39]*100" office:value-type="float" office:value="12.4801323143874" calcext:value-type="float">
            <text:p>12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0</text:p>
          </table:table-cell>
          <table:table-cell table:style-name="Default" office:value-type="float" office:value="1286.28" calcext:value-type="float">
            <text:p>1286.28</text:p>
          </table:table-cell>
          <table:table-cell table:style-name="Default" office:value-type="float" office:value="1493.13" calcext:value-type="float">
            <text:p>1493.13</text:p>
          </table:table-cell>
          <table:table-cell table:formula="of:=([.C40]-[.B40])/[.B40]*100" office:value-type="float" office:value="16.0812575799981" calcext:value-type="float">
            <text:p>16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1</text:p>
          </table:table-cell>
          <table:table-cell table:style-name="Default" office:value-type="float" office:value="992.16" calcext:value-type="float">
            <text:p>992.16</text:p>
          </table:table-cell>
          <table:table-cell table:style-name="Default" office:value-type="float" office:value="1145.75" calcext:value-type="float">
            <text:p>1145.75</text:p>
          </table:table-cell>
          <table:table-cell table:formula="of:=([.C41]-[.B41])/[.B41]*100" office:value-type="float" office:value="15.4803660699887" calcext:value-type="float">
            <text:p>15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2</text:p>
          </table:table-cell>
          <table:table-cell table:style-name="Default" office:value-type="float" office:value="1082.12" calcext:value-type="float">
            <text:p>1082.12</text:p>
          </table:table-cell>
          <table:table-cell table:style-name="Default" office:value-type="float" office:value="1273.77" calcext:value-type="float">
            <text:p>1273.77</text:p>
          </table:table-cell>
          <table:table-cell table:formula="of:=([.C42]-[.B42])/[.B42]*100" office:value-type="float" office:value="17.7106051084908" calcext:value-type="float">
            <text:p>17.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3</text:p>
          </table:table-cell>
          <table:table-cell table:style-name="Default" office:value-type="float" office:value="1099.02" calcext:value-type="float">
            <text:p>1099.02</text:p>
          </table:table-cell>
          <table:table-cell table:style-name="Default" office:value-type="float" office:value="1226.63" calcext:value-type="float">
            <text:p>1226.63</text:p>
          </table:table-cell>
          <table:table-cell table:formula="of:=([.C43]-[.B43])/[.B43]*100" office:value-type="float" office:value="11.6112536623537" calcext:value-type="float">
            <text:p>11.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4</text:p>
          </table:table-cell>
          <table:table-cell table:style-name="Default" office:value-type="float" office:value="1111.12" calcext:value-type="float">
            <text:p>1111.12</text:p>
          </table:table-cell>
          <table:table-cell table:style-name="Default" office:value-type="float" office:value="1284.73" calcext:value-type="float">
            <text:p>1284.73</text:p>
          </table:table-cell>
          <table:table-cell table:formula="of:=([.C44]-[.B44])/[.B44]*100" office:value-type="float" office:value="15.6247750018" calcext:value-type="float">
            <text:p>15.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5</text:p>
          </table:table-cell>
          <table:table-cell table:style-name="Default" office:value-type="float" office:value="1166.08" calcext:value-type="float">
            <text:p>1166.08</text:p>
          </table:table-cell>
          <table:table-cell table:style-name="Default" office:value-type="float" office:value="1347.67" calcext:value-type="float">
            <text:p>1347.67</text:p>
          </table:table-cell>
          <table:table-cell table:formula="of:=([.C45]-[.B45])/[.B45]*100" office:value-type="float" office:value="15.5726879802415" calcext:value-type="float">
            <text:p>15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6</text:p>
          </table:table-cell>
          <table:table-cell table:style-name="Default" office:value-type="float" office:value="1178.51" calcext:value-type="float">
            <text:p>1178.51</text:p>
          </table:table-cell>
          <table:table-cell table:style-name="Default" office:value-type="float" office:value="1289.29" calcext:value-type="float">
            <text:p>1289.29</text:p>
          </table:table-cell>
          <table:table-cell table:formula="of:=([.C46]-[.B46])/[.B46]*100" office:value-type="float" office:value="9.40000509117445" calcext:value-type="float">
            <text:p>9.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7</text:p>
          </table:table-cell>
          <table:table-cell table:style-name="Default" office:value-type="float" office:value="1142.74" calcext:value-type="float">
            <text:p>1142.74</text:p>
          </table:table-cell>
          <table:table-cell table:style-name="Default" office:value-type="float" office:value="1320.91" calcext:value-type="float">
            <text:p>1320.91</text:p>
          </table:table-cell>
          <table:table-cell table:formula="of:=([.C47]-[.B47])/[.B47]*100" office:value-type="float" office:value="15.5914731259954" calcext:value-type="float">
            <text:p>15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8</text:p>
          </table:table-cell>
          <table:table-cell table:style-name="Default" office:value-type="float" office:value="1231.96" calcext:value-type="float">
            <text:p>1231.96</text:p>
          </table:table-cell>
          <table:table-cell table:style-name="Default" office:value-type="float" office:value="1260.24" calcext:value-type="float">
            <text:p>1260.24</text:p>
          </table:table-cell>
          <table:table-cell table:formula="of:=([.C48]-[.B48])/[.B48]*100" office:value-type="float" office:value="2.29552907561934" calcext:value-type="float">
            <text:p>2.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9</text:p>
          </table:table-cell>
          <table:table-cell table:style-name="Default" office:value-type="float" office:value="1250.26" calcext:value-type="float">
            <text:p>1250.26</text:p>
          </table:table-cell>
          <table:table-cell table:style-name="Default" office:value-type="float" office:value="1266.92" calcext:value-type="float">
            <text:p>1266.92</text:p>
          </table:table-cell>
          <table:table-cell table:formula="of:=([.C49]-[.B49])/[.B49]*100" office:value-type="float" office:value="1.33252283525027" calcext:value-type="float">
            <text:p>1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20</text:p>
          </table:table-cell>
          <table:table-cell table:style-name="Default" office:value-type="float" office:value="1246.36" calcext:value-type="float">
            <text:p>1246.36</text:p>
          </table:table-cell>
          <table:table-cell table:style-name="Default" office:value-type="float" office:value="1323.1" calcext:value-type="float">
            <text:p>1323.1</text:p>
          </table:table-cell>
          <table:table-cell table:formula="of:=([.C50]-[.B50])/[.B50]*100" office:value-type="float" office:value="6.15712956128246" calcext:value-type="float">
            <text:p>6.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21</text:p>
          </table:table-cell>
          <table:table-cell table:style-name="Default" office:value-type="float" office:value="1296.19" calcext:value-type="float">
            <text:p>1296.19</text:p>
          </table:table-cell>
          <table:table-cell table:style-name="Default" office:value-type="float" office:value="1363.18" calcext:value-type="float">
            <text:p>1363.18</text:p>
          </table:table-cell>
          <table:table-cell table:formula="of:=([.C51]-[.B51])/[.B51]*100" office:value-type="float" office:value="5.16822379435114" calcext:value-type="float">
            <text:p>5.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22</text:p>
          </table:table-cell>
          <table:table-cell table:style-name="Default" office:value-type="float" office:value="1317.94" calcext:value-type="float">
            <text:p>1317.94</text:p>
          </table:table-cell>
          <table:table-cell table:style-name="Default" office:value-type="float" office:value="1295.67" calcext:value-type="float">
            <text:p>1295.67</text:p>
          </table:table-cell>
          <table:table-cell table:formula="of:=([.C52]-[.B52])/[.B52]*100" office:value-type="float" office:value="-1.68975825910132" calcext:value-type="float">
            <text:p>-1.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23</text:p>
          </table:table-cell>
          <table:table-cell table:style-name="Default" office:value-type="float" office:value="1319.93" calcext:value-type="float">
            <text:p>1319.93</text:p>
          </table:table-cell>
          <table:table-cell table:style-name="Default" office:value-type="float" office:value="1252.36" calcext:value-type="float">
            <text:p>1252.36</text:p>
          </table:table-cell>
          <table:table-cell table:formula="of:=([.C53]-[.B53])/[.B53]*100" office:value-type="float" office:value="-5.11921086724297" calcext:value-type="float">
            <text:p>-5.12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gaps to BKS</text:p>
          </table:table-cell>
          <table:table-cell table:style-name="Default" office:value-type="string" calcext:value-type="string">
            <text:p>AACOAVG</text:p>
          </table:table-cell>
          <table:table-cell table:style-name="Default" office:value-type="string" calcext:value-type="string">
            <text:p>AACOWOR</text:p>
          </table:table-cell>
          <table:table-cell table:style-name="Default" office:value-type="string" calcext:value-type="string">
            <text:p>HEURISTIC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1817316308244" calcext:value-type="float">
            <text:p>10.18</text:p>
          </table:table-cell>
          <table:table-cell office:value-type="float" office:value="26.3440860215054" calcext:value-type="float">
            <text:p>26.34</text:p>
          </table:table-cell>
          <table:table-cell office:value-type="float" office:value="21.7629928315412" calcext:value-type="float">
            <text:p>21.76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8024662768483" calcext:value-type="float">
            <text:p>13.80</text:p>
          </table:table-cell>
          <table:table-cell office:value-type="float" office:value="35.9231170034158" calcext:value-type="float">
            <text:p>35.92</text:p>
          </table:table-cell>
          <table:table-cell office:value-type="float" office:value="26.9032594222196" calcext:value-type="float">
            <text:p>26.9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73098607755148" calcext:value-type="float">
            <text:p>7.73</text:p>
          </table:table-cell>
          <table:table-cell office:value-type="float" office:value="20.9009319986193" calcext:value-type="float">
            <text:p>20.90</text:p>
          </table:table-cell>
          <table:table-cell office:value-type="float" office:value="23.5991255321597" calcext:value-type="float">
            <text:p>23.6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7473804534197" calcext:value-type="float">
            <text:p>2.37</text:p>
          </table:table-cell>
          <table:table-cell office:value-type="float" office:value="7.26328824538007" calcext:value-type="float">
            <text:p>7.26</text:p>
          </table:table-cell>
          <table:table-cell office:value-type="float" office:value="6.18054232552231" calcext:value-type="float">
            <text:p>6.1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05722213496677" calcext:value-type="float">
            <text:p>7.06</text:p>
          </table:table-cell>
          <table:table-cell office:value-type="float" office:value="20.8383505226603" calcext:value-type="float">
            <text:p>20.84</text:p>
          </table:table-cell>
          <table:table-cell office:value-type="float" office:value="10.0780063871002" calcext:value-type="float">
            <text:p>10.08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6491690846741" calcext:value-type="float">
            <text:p>2.96</text:p>
          </table:table-cell>
          <table:table-cell office:value-type="float" office:value="6.40728040094961" calcext:value-type="float">
            <text:p>6.41</text:p>
          </table:table-cell>
          <table:table-cell office:value-type="float" office:value="14.8562384595094" calcext:value-type="float">
            <text:p>14.8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3548431862337" calcext:value-type="float">
            <text:p>3.35</text:p>
          </table:table-cell>
          <table:table-cell office:value-type="float" office:value="9.2076047737996" calcext:value-type="float">
            <text:p>9.21</text:p>
          </table:table-cell>
          <table:table-cell office:value-type="float" office:value="7.36885928393006" calcext:value-type="float">
            <text:p>7.3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286314766004" calcext:value-type="float">
            <text:p>2.53</text:p>
          </table:table-cell>
          <table:table-cell office:value-type="float" office:value="8.00986847544621" calcext:value-type="float">
            <text:p>8.01</text:p>
          </table:table-cell>
          <table:table-cell office:value-type="float" office:value="10.2573939155425" calcext:value-type="float">
            <text:p>10.26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09552911092473" calcext:value-type="float">
            <text:p>4.10</text:p>
          </table:table-cell>
          <table:table-cell office:value-type="float" office:value="8.32184770942447" calcext:value-type="float">
            <text:p>8.32</text:p>
          </table:table-cell>
          <table:table-cell office:value-type="float" office:value="12.4801323143874" calcext:value-type="float">
            <text:p>12.48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60440961532481" calcext:value-type="float">
            <text:p>2.60</text:p>
          </table:table-cell>
          <table:table-cell office:value-type="float" office:value="4.91261622663806" calcext:value-type="float">
            <text:p>4.91</text:p>
          </table:table-cell>
          <table:table-cell office:value-type="float" office:value="16.0812575799981" calcext:value-type="float">
            <text:p>16.08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38134978229319" calcext:value-type="float">
            <text:p>4.38</text:p>
          </table:table-cell>
          <table:table-cell office:value-type="float" office:value="7.00895016932754" calcext:value-type="float">
            <text:p>7.01</text:p>
          </table:table-cell>
          <table:table-cell office:value-type="float" office:value="15.4803660699887" calcext:value-type="float">
            <text:p>15.48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80549292130263" calcext:value-type="float">
            <text:p>3.81</text:p>
          </table:table-cell>
          <table:table-cell office:value-type="float" office:value="8.6191919565298" calcext:value-type="float">
            <text:p>8.62</text:p>
          </table:table-cell>
          <table:table-cell office:value-type="float" office:value="17.7106051084908" calcext:value-type="float">
            <text:p>17.7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30139578897564" calcext:value-type="float">
            <text:p>3.30</text:p>
          </table:table-cell>
          <table:table-cell office:value-type="float" office:value="8.45662499317574" calcext:value-type="float">
            <text:p>8.46</text:p>
          </table:table-cell>
          <table:table-cell office:value-type="float" office:value="11.6112536623537" calcext:value-type="float">
            <text:p>11.6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09889120887033" calcext:value-type="float">
            <text:p>1.10</text:p>
          </table:table-cell>
          <table:table-cell office:value-type="float" office:value="5.31445748434014" calcext:value-type="float">
            <text:p>5.31</text:p>
          </table:table-cell>
          <table:table-cell office:value-type="float" office:value="15.6247750018" calcext:value-type="float">
            <text:p>15.62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12928787047201" calcext:value-type="float">
            <text:p>3.13</text:p>
          </table:table-cell>
          <table:table-cell office:value-type="float" office:value="5.33325329308453" calcext:value-type="float">
            <text:p>5.33</text:p>
          </table:table-cell>
          <table:table-cell office:value-type="float" office:value="15.5726879802415" calcext:value-type="float">
            <text:p>15.57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63807689370476" calcext:value-type="float">
            <text:p>2.64</text:p>
          </table:table-cell>
          <table:table-cell office:value-type="float" office:value="5.35930963674471" calcext:value-type="float">
            <text:p>5.36</text:p>
          </table:table-cell>
          <table:table-cell office:value-type="float" office:value="9.40000509117445" calcext:value-type="float">
            <text:p>9.40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00026252690902" calcext:value-type="float">
            <text:p>5.00</text:p>
          </table:table-cell>
          <table:table-cell office:value-type="float" office:value="9.68986821149168" calcext:value-type="float">
            <text:p>9.69</text:p>
          </table:table-cell>
          <table:table-cell office:value-type="float" office:value="15.5914731259954" calcext:value-type="float">
            <text:p>15.59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9334718659697" calcext:value-type="float">
            <text:p>2.59</text:p>
          </table:table-cell>
          <table:table-cell office:value-type="float" office:value="5.23231273742654" calcext:value-type="float">
            <text:p>5.23</text:p>
          </table:table-cell>
          <table:table-cell office:value-type="float" office:value="2.29552907561934" calcext:value-type="float">
            <text:p>2.30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30252907395262" calcext:value-type="float">
            <text:p>1.30</text:p>
          </table:table-cell>
          <table:table-cell office:value-type="float" office:value="2.7170348567498" calcext:value-type="float">
            <text:p>2.72</text:p>
          </table:table-cell>
          <table:table-cell office:value-type="float" office:value="1.33252283525027" calcext:value-type="float">
            <text:p>1.3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63187201129691" calcext:value-type="float">
            <text:p>1.63</text:p>
          </table:table-cell>
          <table:table-cell office:value-type="float" office:value="2.76083956481274" calcext:value-type="float">
            <text:p>2.76</text:p>
          </table:table-cell>
          <table:table-cell office:value-type="float" office:value="6.15712956128246" calcext:value-type="float">
            <text:p>6.16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61690030011031" calcext:value-type="float">
            <text:p>2.62</text:p>
          </table:table-cell>
          <table:table-cell office:value-type="float" office:value="3.92689343383299" calcext:value-type="float">
            <text:p>3.93</text:p>
          </table:table-cell>
          <table:table-cell office:value-type="float" office:value="5.16822379435114" calcext:value-type="float">
            <text:p>5.17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7212771446347" calcext:value-type="float">
            <text:p>1.07</text:p>
          </table:table-cell>
          <table:table-cell office:value-type="float" office:value="2.78237249040168" calcext:value-type="float">
            <text:p>2.78</text:p>
          </table:table-cell>
          <table:table-cell office:value-type="float" office:value="-1.68975825910132" calcext:value-type="float">
            <text:p>-1.69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63417757002265" calcext:value-type="float">
            <text:p>1.63</text:p>
          </table:table-cell>
          <table:table-cell office:value-type="float" office:value="2.77969286250027" calcext:value-type="float">
            <text:p>2.78</text:p>
          </table:table-cell>
          <table:table-cell office:value-type="float" office:value="-5.11921086724297" calcext:value-type="float">
            <text:p>-5.12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Gap_Full</text:p>
          </table:table-cell>
          <table:table-cell table:style-name="Default" office:value-type="string" calcext:value-type="string">
            <text:p>Gap_NoLO</text:p>
          </table:table-cell>
          <table:table-cell table:style-name="Default" office:value-type="string" calcext:value-type="string">
            <text:p>Gap_NoSwap</text:p>
          </table:table-cell>
          <table:table-cell table:style-name="Default" office:value-type="string" calcext:value-type="string">
            <text:p>Gap_NoFull</text:p>
          </table:table-cell>
          <table:table-cell table:number-columns-repeated="10"/>
        </table:table-row>
        <table:table-row table:style-name="ro1">
          <table:table-cell table:style-name="ce3" office:value-type="float" office:value="1.05507785266093" calcext:value-type="float">
            <text:p>1.06</text:p>
          </table:table-cell>
          <table:table-cell office:value-type="float" office:value="55.2591215431095" calcext:value-type="float">
            <text:p>55.26</text:p>
          </table:table-cell>
          <table:table-cell office:value-type="float" office:value="0" calcext:value-type="float">
            <text:p>0.00</text:p>
          </table:table-cell>
          <table:table-cell office:value-type="float" office:value="27.334417848013" calcext:value-type="float">
            <text:p>27.33</text:p>
          </table:table-cell>
          <table:table-cell table:number-columns-repeated="10"/>
        </table:table-row>
        <table:table-row table:style-name="ro1">
          <table:table-cell table:style-name="ce3" office:value-type="float" office:value="0.366300366300359" calcext:value-type="float">
            <text:p>0.37</text:p>
          </table:table-cell>
          <table:table-cell office:value-type="float" office:value="41.4056776556777" calcext:value-type="float">
            <text:p>41.41</text:p>
          </table:table-cell>
          <table:table-cell office:value-type="float" office:value="0" calcext:value-type="float">
            <text:p>0.00</text:p>
          </table:table-cell>
          <table:table-cell office:value-type="float" office:value="32.5915750915751" calcext:value-type="float">
            <text:p>32.59</text:p>
          </table:table-cell>
          <table:table-cell table:number-columns-repeated="10"/>
        </table:table-row>
        <table:table-row table:style-name="ro1">
          <table:table-cell table:style-name="ce3" office:value-type="float" office:value="6.13051425184014" calcext:value-type="float">
            <text:p>6.13</text:p>
          </table:table-cell>
          <table:table-cell office:value-type="float" office:value="25.0703947043422" calcext:value-type="float">
            <text:p>25.07</text:p>
          </table:table-cell>
          <table:table-cell office:value-type="float" office:value="0" calcext:value-type="float">
            <text:p>0.00</text:p>
          </table:table-cell>
          <table:table-cell office:value-type="float" office:value="26.2263498493306" calcext:value-type="float">
            <text:p>26.23</text:p>
          </table:table-cell>
          <table:table-cell table:number-columns-repeated="10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16.5263677277553" calcext:value-type="float">
            <text:p>16.53</text:p>
          </table:table-cell>
          <table:table-cell office:value-type="float" office:value="6.42783451204378" calcext:value-type="float">
            <text:p>6.43</text:p>
          </table:table-cell>
          <table:table-cell office:value-type="float" office:value="3.41053512955848" calcext:value-type="float">
            <text:p>3.41</text:p>
          </table:table-cell>
          <table:table-cell table:number-columns-repeated="10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15.1938869336377" calcext:value-type="float">
            <text:p>15.19</text:p>
          </table:table-cell>
          <table:table-cell office:value-type="float" office:value="3.90310409334475" calcext:value-type="float">
            <text:p>3.90</text:p>
          </table:table-cell>
          <table:table-cell office:value-type="float" office:value="10.6344525825169" calcext:value-type="float">
            <text:p>10.63</text:p>
          </table:table-cell>
          <table:table-cell table:number-columns-repeated="10"/>
        </table:table-row>
        <table:table-row table:style-name="ro1">
          <table:table-cell table:style-name="ce3" office:value-type="float" office:value="0.950570342205329" calcext:value-type="float">
            <text:p>0.95</text:p>
          </table:table-cell>
          <table:table-cell office:value-type="float" office:value="50.77436705926" calcext:value-type="float">
            <text:p>50.77</text:p>
          </table:table-cell>
          <table:table-cell office:value-type="float" office:value="0" calcext:value-type="float">
            <text:p>0.00</text:p>
          </table:table-cell>
          <table:table-cell office:value-type="float" office:value="30.9445423351572" calcext:value-type="float">
            <text:p>30.94</text:p>
          </table:table-cell>
          <table:table-cell table:number-columns-repeated="10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13.3417345224247" calcext:value-type="float">
            <text:p>13.34</text:p>
          </table:table-cell>
          <table:table-cell office:value-type="float" office:value="12.8312007237947" calcext:value-type="float">
            <text:p>12.83</text:p>
          </table:table-cell>
          <table:table-cell office:value-type="float" office:value="18.4276851492827" calcext:value-type="float">
            <text:p>18.43</text:p>
          </table:table-cell>
          <table:table-cell table:number-columns-repeated="10"/>
        </table:table-row>
        <table:table-row table:style-name="ro1">
          <table:table-cell table:style-name="ce3" office:value-type="float" office:value="8.25924314354555" calcext:value-type="float">
            <text:p>8.26</text:p>
          </table:table-cell>
          <table:table-cell office:value-type="float" office:value="7.85983802986122" calcext:value-type="float">
            <text:p>7.86</text:p>
          </table:table-cell>
          <table:table-cell office:value-type="float" office:value="0" calcext:value-type="float">
            <text:p>0.00</text:p>
          </table:table-cell>
          <table:table-cell office:value-type="float" office:value="11.3187512582885" calcext:value-type="float">
            <text:p>11.32</text:p>
          </table:table-cell>
          <table:table-cell table:number-columns-repeated="10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26.6667361900491" calcext:value-type="float">
            <text:p>26.67</text:p>
          </table:table-cell>
          <table:table-cell office:value-type="float" office:value="9.65471212105412" calcext:value-type="float">
            <text:p>9.65</text:p>
          </table:table-cell>
          <table:table-cell office:value-type="float" office:value="20.1207621153184" calcext:value-type="float">
            <text:p>20.12</text:p>
          </table:table-cell>
          <table:table-cell table:number-columns-repeated="10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24.853830543891" calcext:value-type="float">
            <text:p>24.85</text:p>
          </table:table-cell>
          <table:table-cell office:value-type="float" office:value="2.15922257271636" calcext:value-type="float">
            <text:p>2.16</text:p>
          </table:table-cell>
          <table:table-cell office:value-type="float" office:value="14.2660049694266" calcext:value-type="float">
            <text:p>14.27</text:p>
          </table:table-cell>
          <table:table-cell table:number-columns-repeated="10"/>
        </table:table-row>
        <table:table-row table:style-name="ro1">
          <table:table-cell table:style-name="ce3" office:value-type="float" office:value="4.03330518554839" calcext:value-type="float">
            <text:p>4.03</text:p>
          </table:table-cell>
          <table:table-cell office:value-type="float" office:value="12.5330282476642" calcext:value-type="float">
            <text:p>12.53</text:p>
          </table:table-cell>
          <table:table-cell office:value-type="float" office:value="0" calcext:value-type="float">
            <text:p>0.00</text:p>
          </table:table-cell>
          <table:table-cell office:value-type="float" office:value="15.9134864209637" calcext:value-type="float">
            <text:p>15.91</text:p>
          </table:table-cell>
          <table:table-cell table:number-columns-repeated="10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6.46270519795567" calcext:value-type="float">
            <text:p>6.46</text:p>
          </table:table-cell>
          <table:table-cell office:value-type="float" office:value="2.61742700801557" calcext:value-type="float">
            <text:p>2.62</text:p>
          </table:table-cell>
          <table:table-cell office:value-type="float" office:value="0" calcext:value-type="float">
            <text:p>0.00</text:p>
          </table:table-cell>
          <table:table-cell table:number-columns-repeated="10"/>
        </table:table-row>
        <table:table-row table:style-name="ro1">
          <table:table-cell table:style-name="ce3" office:value-type="float" office:value="2.90865465284071" calcext:value-type="float">
            <text:p>2.91</text:p>
          </table:table-cell>
          <table:table-cell office:value-type="float" office:value="22.1408436524715" calcext:value-type="float">
            <text:p>22.14</text:p>
          </table:table-cell>
          <table:table-cell office:value-type="float" office:value="0" calcext:value-type="float">
            <text:p>0.00</text:p>
          </table:table-cell>
          <table:table-cell office:value-type="float" office:value="5.70572838014698" calcext:value-type="float">
            <text:p>5.71</text:p>
          </table:table-cell>
          <table:table-cell table:number-columns-repeated="10"/>
        </table:table-row>
        <table:table-row table:style-name="ro1">
          <table:table-cell table:style-name="ce3" office:value-type="float" office:value="2.89940970581404" calcext:value-type="float">
            <text:p>2.90</text:p>
          </table:table-cell>
          <table:table-cell office:value-type="float" office:value="13.2427735016379" calcext:value-type="float">
            <text:p>13.24</text:p>
          </table:table-cell>
          <table:table-cell office:value-type="float" office:value="0" calcext:value-type="float">
            <text:p>0.00</text:p>
          </table:table-cell>
          <table:table-cell office:value-type="float" office:value="4.30986840524456" calcext:value-type="float">
            <text:p>4.31</text:p>
          </table:table-cell>
          <table:table-cell table:number-columns-repeated="10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11.9339304132317" calcext:value-type="float">
            <text:p>11.93</text:p>
          </table:table-cell>
          <table:table-cell office:value-type="float" office:value="0.549837868320869" calcext:value-type="float">
            <text:p>0.55</text:p>
          </table:table-cell>
          <table:table-cell office:value-type="float" office:value="2.09843656087915" calcext:value-type="float">
            <text:p>2.10</text:p>
          </table:table-cell>
          <table:table-cell table:number-columns-repeated="10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12.3509838748458" calcext:value-type="float">
            <text:p>12.35</text:p>
          </table:table-cell>
          <table:table-cell office:value-type="float" office:value="3.00242769276114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number-columns-repeated="10"/>
        </table:table-row>
        <table:table-row table:style-name="ro1">
          <table:table-cell table:style-name="ce3" office:value-type="float" office:value="3.00456962834729" calcext:value-type="float">
            <text:p>3.00</text:p>
          </table:table-cell>
          <table:table-cell office:value-type="float" office:value="7.26539715217017" calcext:value-type="float">
            <text:p>7.27</text:p>
          </table:table-cell>
          <table:table-cell office:value-type="float" office:value="0" calcext:value-type="float">
            <text:p>0.00</text:p>
          </table:table-cell>
          <table:table-cell office:value-type="float" office:value="3.00456962834729" calcext:value-type="float">
            <text:p>3.00</text:p>
          </table:table-cell>
          <table:table-cell table:number-columns-repeated="10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14.8130514822574" calcext:value-type="float">
            <text:p>14.81</text:p>
          </table:table-cell>
          <table:table-cell office:value-type="float" office:value="4.54675299942868" calcext:value-type="float">
            <text:p>4.55</text:p>
          </table:table-cell>
          <table:table-cell office:value-type="float" office:value="6.31546372119596" calcext:value-type="float">
            <text:p>6.32</text:p>
          </table:table-cell>
          <table:table-cell table:number-columns-repeated="10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10.9880655447858" calcext:value-type="float">
            <text:p>10.99</text:p>
          </table:table-cell>
          <table:table-cell office:value-type="float" office:value="1.81779433586967" calcext:value-type="float">
            <text:p>1.82</text:p>
          </table:table-cell>
          <table:table-cell office:value-type="float" office:value="2.73892589903071" calcext:value-type="float">
            <text:p>2.74</text:p>
          </table:table-cell>
          <table:table-cell table:number-columns-repeated="10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8.00393016400878" calcext:value-type="float">
            <text:p>8.00</text:p>
          </table:table-cell>
          <table:table-cell office:value-type="float" office:value="1.15788678104453" calcext:value-type="float">
            <text:p>1.16</text:p>
          </table:table-cell>
          <table:table-cell office:value-type="float" office:value="2.1381603809236" calcext:value-type="float">
            <text:p>2.14</text:p>
          </table:table-cell>
          <table:table-cell table:number-columns-repeated="10"/>
        </table:table-row>
        <table:table-row table:style-name="ro1">
          <table:table-cell table:style-name="ce3" office:value-type="float" office:value="4.12790075927708" calcext:value-type="float">
            <text:p>4.13</text:p>
          </table:table-cell>
          <table:table-cell office:value-type="float" office:value="12.2897474678033" calcext:value-type="float">
            <text:p>12.29</text:p>
          </table:table-cell>
          <table:table-cell office:value-type="float" office:value="0" calcext:value-type="float">
            <text:p>0.00</text:p>
          </table:table-cell>
          <table:table-cell office:value-type="float" office:value="4.12790075927708" calcext:value-type="float">
            <text:p>4.13</text:p>
          </table:table-cell>
          <table:table-cell table:number-columns-repeated="10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13.126027460696" calcext:value-type="float">
            <text:p>13.13</text:p>
          </table:table-cell>
          <table:table-cell office:value-type="float" office:value="4.34447042842699" calcext:value-type="float">
            <text:p>4.34</text:p>
          </table:table-cell>
          <table:table-cell office:value-type="float" office:value="0.843578997738609" calcext:value-type="float">
            <text:p>0.84</text:p>
          </table:table-cell>
          <table:table-cell table:number-columns-repeated="10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11.4783289150085" calcext:value-type="float">
            <text:p>11.48</text:p>
          </table:table-cell>
          <table:table-cell office:value-type="float" office:value="0.821648727203056" calcext:value-type="float">
            <text:p>0.82</text:p>
          </table:table-cell>
          <table:table-cell office:value-type="float" office:value="0.164489443929874" calcext:value-type="float">
            <text:p>0.16</text:p>
          </table:table-cell>
          <table:table-cell table:number-columns-repeated="10"/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Full</text:p>
          </table:table-cell>
          <table:table-cell table:style-name="Default"/>
          <table:table-cell table:style-name="Default" office:value-type="string" calcext:value-type="string">
            <text:p>NoLocalOpt</text:p>
          </table:table-cell>
          <table:table-cell table:style-name="Default" office:value-type="string" calcext:value-type="string">
            <text:p>gap to full</text:p>
          </table:table-cell>
          <table:table-cell office:value-type="string" calcext:value-type="string">
            <text:p>NoSwap</text:p>
          </table:table-cell>
          <table:table-cell office:value-type="string" calcext:value-type="string">
            <text:p>gap to full</text:p>
          </table:table-cell>
          <table:table-cell office:value-type="string" calcext:value-type="string">
            <text:p>NoFinal</text:p>
          </table:table-cell>
          <table:table-cell office:value-type="string" calcext:value-type="string">
            <text:p>gap to full</text:p>
          </table:table-cell>
          <table:table-cell table:number-columns-repeated="6"/>
        </table:table-row>
        <table:table-row table:style-name="ro1">
          <table:table-cell table:style-name="ce3" office:value-type="float" office:value="217.42" calcext:value-type="float">
            <text:p>217.42</text:p>
          </table:table-cell>
          <table:table-cell/>
          <table:table-cell office:value-type="float" office:value="334.04" calcext:value-type="float">
            <text:p>334.04</text:p>
          </table:table-cell>
          <table:table-cell table:formula="of:=([.C111]-[.A111])/[.A111]*100" office:value-type="float" office:value="53.6381197681906" calcext:value-type="float">
            <text:p>53.64</text:p>
          </table:table-cell>
          <table:table-cell table:style-name="ce3" office:value-type="float" office:value="215.15" calcext:value-type="float">
            <text:p>215.15</text:p>
          </table:table-cell>
          <table:table-cell table:style-name="ce3" table:formula="of:=([.E111]-[.A111])/[.A111]*100" office:value-type="float" office:value="-1.04406218379173" calcext:value-type="float">
            <text:p>-1.04</text:p>
          </table:table-cell>
          <table:table-cell table:style-name="ce3" office:value-type="float" office:value="273.96" calcext:value-type="float">
            <text:p>273.96</text:p>
          </table:table-cell>
          <table:table-cell table:style-name="ce3" table:formula="of:=([.G111]-[.A111])/[.A111]*100" office:value-type="float" office:value="26.0049673443105" calcext:value-type="float">
            <text:p>26.00</text:p>
          </table:table-cell>
          <table:table-cell table:number-columns-repeated="6"/>
        </table:table-row>
        <table:table-row table:style-name="ro1">
          <table:table-cell table:style-name="ce3" office:value-type="float" office:value="219.2" calcext:value-type="float">
            <text:p>219.20</text:p>
          </table:table-cell>
          <table:table-cell/>
          <table:table-cell office:value-type="float" office:value="308.83" calcext:value-type="float">
            <text:p>308.83</text:p>
          </table:table-cell>
          <table:table-cell table:formula="of:=([.C112]-[.A112])/[.A112]*100" office:value-type="float" office:value="40.889598540146" calcext:value-type="float">
            <text:p>40.89</text:p>
          </table:table-cell>
          <table:table-cell table:style-name="ce3" office:value-type="float" office:value="218.4" calcext:value-type="float">
            <text:p>218.40</text:p>
          </table:table-cell>
          <table:table-cell table:style-name="ce3" table:formula="of:=([.E112]-[.A112])/[.A112]*100" office:value-type="float" office:value="-0.364963503649627" calcext:value-type="float">
            <text:p>-0.36</text:p>
          </table:table-cell>
          <table:table-cell table:style-name="ce3" office:value-type="float" office:value="289.58" calcext:value-type="float">
            <text:p>289.58</text:p>
          </table:table-cell>
          <table:table-cell table:style-name="ce3" table:formula="of:=([.G112]-[.A112])/[.A112]*100" office:value-type="float" office:value="32.1076642335766" calcext:value-type="float">
            <text:p>32.11</text:p>
          </table:table-cell>
          <table:table-cell table:number-columns-repeated="6"/>
        </table:table-row>
        <table:table-row table:style-name="ro1">
          <table:table-cell table:style-name="ce3" office:value-type="float" office:value="214.84" calcext:value-type="float">
            <text:p>214.84</text:p>
          </table:table-cell>
          <table:table-cell/>
          <table:table-cell office:value-type="float" office:value="253.18" calcext:value-type="float">
            <text:p>253.18</text:p>
          </table:table-cell>
          <table:table-cell table:formula="of:=([.C113]-[.A113])/[.A113]*100" office:value-type="float" office:value="17.8458387637312" calcext:value-type="float">
            <text:p>17.85</text:p>
          </table:table-cell>
          <table:table-cell table:style-name="ce3" office:value-type="float" office:value="202.43" calcext:value-type="float">
            <text:p>202.43</text:p>
          </table:table-cell>
          <table:table-cell table:style-name="ce3" table:formula="of:=([.E113]-[.A113])/[.A113]*100" office:value-type="float" office:value="-5.77639173338298" calcext:value-type="float">
            <text:p>-5.78</text:p>
          </table:table-cell>
          <table:table-cell table:style-name="ce3" office:value-type="float" office:value="255.52" calcext:value-type="float">
            <text:p>255.52</text:p>
          </table:table-cell>
          <table:table-cell table:style-name="ce3" table:formula="of:=([.G113]-[.A113])/[.A113]*100" office:value-type="float" office:value="18.9350214112828" calcext:value-type="float">
            <text:p>18.94</text:p>
          </table:table-cell>
          <table:table-cell table:number-columns-repeated="6"/>
        </table:table-row>
        <table:table-row table:style-name="ro1">
          <table:table-cell table:style-name="ce3" office:value-type="float" office:value="668.81" calcext:value-type="float">
            <text:p>668.81</text:p>
          </table:table-cell>
          <table:table-cell/>
          <table:table-cell office:value-type="float" office:value="779.34" calcext:value-type="float">
            <text:p>779.34</text:p>
          </table:table-cell>
          <table:table-cell table:formula="of:=([.C114]-[.A114])/[.A114]*100" office:value-type="float" office:value="16.5263677277553" calcext:value-type="float">
            <text:p>16.53</text:p>
          </table:table-cell>
          <table:table-cell table:style-name="ce3" office:value-type="float" office:value="711.8" calcext:value-type="float">
            <text:p>711.80</text:p>
          </table:table-cell>
          <table:table-cell table:style-name="ce3" table:formula="of:=([.E114]-[.A114])/[.A114]*100" office:value-type="float" office:value="6.42783451204378" calcext:value-type="float">
            <text:p>6.43</text:p>
          </table:table-cell>
          <table:table-cell table:style-name="ce3" office:value-type="float" office:value="691.62" calcext:value-type="float">
            <text:p>691.62</text:p>
          </table:table-cell>
          <table:table-cell table:style-name="ce3" table:formula="of:=([.G114]-[.A114])/[.A114]*100" office:value-type="float" office:value="3.41053512955848" calcext:value-type="float">
            <text:p>3.41</text:p>
          </table:table-cell>
          <table:table-cell table:number-columns-repeated="6"/>
        </table:table-row>
        <table:table-row table:style-name="ro1">
          <table:table-cell table:style-name="ce3" office:value-type="float" office:value="630.78" calcext:value-type="float">
            <text:p>630.78</text:p>
          </table:table-cell>
          <table:table-cell/>
          <table:table-cell office:value-type="float" office:value="726.62" calcext:value-type="float">
            <text:p>726.62</text:p>
          </table:table-cell>
          <table:table-cell table:formula="of:=([.C115]-[.A115])/[.A115]*100" office:value-type="float" office:value="15.1938869336377" calcext:value-type="float">
            <text:p>15.19</text:p>
          </table:table-cell>
          <table:table-cell table:style-name="ce3" office:value-type="float" office:value="655.4" calcext:value-type="float">
            <text:p>655.40</text:p>
          </table:table-cell>
          <table:table-cell table:style-name="ce3" table:formula="of:=([.E115]-[.A115])/[.A115]*100" office:value-type="float" office:value="3.90310409334475" calcext:value-type="float">
            <text:p>3.90</text:p>
          </table:table-cell>
          <table:table-cell table:style-name="ce3" office:value-type="float" office:value="697.86" calcext:value-type="float">
            <text:p>697.86</text:p>
          </table:table-cell>
          <table:table-cell table:style-name="ce3" table:formula="of:=([.G115]-[.A115])/[.A115]*100" office:value-type="float" office:value="10.6344525825169" calcext:value-type="float">
            <text:p>10.63</text:p>
          </table:table-cell>
          <table:table-cell table:number-columns-repeated="6"/>
        </table:table-row>
        <table:table-row table:style-name="ro1">
          <table:table-cell table:style-name="ce3" office:value-type="float" office:value="435.42" calcext:value-type="float">
            <text:p>435.42</text:p>
          </table:table-cell>
          <table:table-cell/>
          <table:table-cell office:value-type="float" office:value="650.32" calcext:value-type="float">
            <text:p>650.32</text:p>
          </table:table-cell>
          <table:table-cell table:formula="of:=([.C116]-[.A116])/[.A116]*100" office:value-type="float" office:value="49.3546460888338" calcext:value-type="float">
            <text:p>49.35</text:p>
          </table:table-cell>
          <table:table-cell table:style-name="ce3" office:value-type="float" office:value="431.32" calcext:value-type="float">
            <text:p>431.32</text:p>
          </table:table-cell>
          <table:table-cell table:style-name="ce3" table:formula="of:=([.E116]-[.A116])/[.A116]*100" office:value-type="float" office:value="-0.941619585687388" calcext:value-type="float">
            <text:p>-0.94</text:p>
          </table:table-cell>
          <table:table-cell table:style-name="ce3" office:value-type="float" office:value="564.79" calcext:value-type="float">
            <text:p>564.79</text:p>
          </table:table-cell>
          <table:table-cell table:style-name="ce3" table:formula="of:=([.G116]-[.A116])/[.A116]*100" office:value-type="float" office:value="29.7115428781406" calcext:value-type="float">
            <text:p>29.71</text:p>
          </table:table-cell>
          <table:table-cell table:number-columns-repeated="6"/>
        </table:table-row>
        <table:table-row table:style-name="ro1">
          <table:table-cell table:style-name="ce3" office:value-type="float" office:value="309.48" calcext:value-type="float">
            <text:p>309.48</text:p>
          </table:table-cell>
          <table:table-cell/>
          <table:table-cell office:value-type="float" office:value="350.77" calcext:value-type="float">
            <text:p>350.77</text:p>
          </table:table-cell>
          <table:table-cell table:formula="of:=([.C117]-[.A117])/[.A117]*100" office:value-type="float" office:value="13.3417345224247" calcext:value-type="float">
            <text:p>13.34</text:p>
          </table:table-cell>
          <table:table-cell table:style-name="ce3" office:value-type="float" office:value="349.19" calcext:value-type="float">
            <text:p>349.19</text:p>
          </table:table-cell>
          <table:table-cell table:style-name="ce3" table:formula="of:=([.E117]-[.A117])/[.A117]*100" office:value-type="float" office:value="12.8312007237947" calcext:value-type="float">
            <text:p>12.83</text:p>
          </table:table-cell>
          <table:table-cell table:style-name="ce3" office:value-type="float" office:value="366.51" calcext:value-type="float">
            <text:p>366.51</text:p>
          </table:table-cell>
          <table:table-cell table:style-name="ce3" table:formula="of:=([.G117]-[.A117])/[.A117]*100" office:value-type="float" office:value="18.4276851492827" calcext:value-type="float">
            <text:p>18.43</text:p>
          </table:table-cell>
          <table:table-cell table:number-columns-repeated="6"/>
        </table:table-row>
        <table:table-row table:style-name="ro1">
          <table:table-cell table:style-name="ce3" office:value-type="float" office:value="3333.93" calcext:value-type="float">
            <text:p>3333.93</text:p>
          </table:table-cell>
          <table:table-cell/>
          <table:table-cell office:value-type="float" office:value="3321.63" calcext:value-type="float">
            <text:p>3321.63</text:p>
          </table:table-cell>
          <table:table-cell table:formula="of:=([.C118]-[.A118])/[.A118]*100" office:value-type="float" office:value="-0.368933960821005" calcext:value-type="float">
            <text:p>-0.37</text:p>
          </table:table-cell>
          <table:table-cell table:style-name="ce3" office:value-type="float" office:value="3079.58" calcext:value-type="float">
            <text:p>3079.58</text:p>
          </table:table-cell>
          <table:table-cell table:style-name="ce3" table:formula="of:=([.E118]-[.A118])/[.A118]*100" office:value-type="float" office:value="-7.62913438494509" calcext:value-type="float">
            <text:p>-7.63</text:p>
          </table:table-cell>
          <table:table-cell table:style-name="ce3" office:value-type="float" office:value="3428.15" calcext:value-type="float">
            <text:p>3428.15</text:p>
          </table:table-cell>
          <table:table-cell table:style-name="ce3" table:formula="of:=([.G118]-[.A118])/[.A118]*100" office:value-type="float" office:value="2.82609412915089" calcext:value-type="float">
            <text:p>2.83</text:p>
          </table:table-cell>
          <table:table-cell table:number-columns-repeated="6"/>
        </table:table-row>
        <table:table-row table:style-name="ro1">
          <table:table-cell table:style-name="ce3" office:value-type="float" office:value="1917.82" calcext:value-type="float">
            <text:p>1917.82</text:p>
          </table:table-cell>
          <table:table-cell/>
          <table:table-cell office:value-type="float" office:value="2429.24" calcext:value-type="float">
            <text:p>2429.24</text:p>
          </table:table-cell>
          <table:table-cell table:formula="of:=([.C119]-[.A119])/[.A119]*100" office:value-type="float" office:value="26.6667361900491" calcext:value-type="float">
            <text:p>26.67</text:p>
          </table:table-cell>
          <table:table-cell table:style-name="ce3" office:value-type="float" office:value="2102.98" calcext:value-type="float">
            <text:p>2102.98</text:p>
          </table:table-cell>
          <table:table-cell table:style-name="ce3" table:formula="of:=([.E119]-[.A119])/[.A119]*100" office:value-type="float" office:value="9.65471212105412" calcext:value-type="float">
            <text:p>9.65</text:p>
          </table:table-cell>
          <table:table-cell table:style-name="ce3" office:value-type="float" office:value="2303.7" calcext:value-type="float">
            <text:p>2303.70</text:p>
          </table:table-cell>
          <table:table-cell table:style-name="ce3" table:formula="of:=([.G119]-[.A119])/[.A119]*100" office:value-type="float" office:value="20.1207621153184" calcext:value-type="float">
            <text:p>20.12</text:p>
          </table:table-cell>
          <table:table-cell table:number-columns-repeated="6"/>
        </table:table-row>
        <table:table-row table:style-name="ro1">
          <table:table-cell table:style-name="ce3" office:value-type="float" office:value="1493.13" calcext:value-type="float">
            <text:p>1493.13</text:p>
          </table:table-cell>
          <table:table-cell/>
          <table:table-cell office:value-type="float" office:value="1864.23" calcext:value-type="float">
            <text:p>1864.23</text:p>
          </table:table-cell>
          <table:table-cell table:formula="of:=([.C120]-[.A120])/[.A120]*100" office:value-type="float" office:value="24.853830543891" calcext:value-type="float">
            <text:p>24.85</text:p>
          </table:table-cell>
          <table:table-cell table:style-name="ce3" office:value-type="float" office:value="1525.37" calcext:value-type="float">
            <text:p>1525.37</text:p>
          </table:table-cell>
          <table:table-cell table:style-name="ce3" table:formula="of:=([.E120]-[.A120])/[.A120]*100" office:value-type="float" office:value="2.15922257271636" calcext:value-type="float">
            <text:p>2.16</text:p>
          </table:table-cell>
          <table:table-cell table:style-name="ce3" office:value-type="float" office:value="1706.14" calcext:value-type="float">
            <text:p>1706.14</text:p>
          </table:table-cell>
          <table:table-cell table:style-name="ce3" table:formula="of:=([.G120]-[.A120])/[.A120]*100" office:value-type="float" office:value="14.2660049694266" calcext:value-type="float">
            <text:p>14.27</text:p>
          </table:table-cell>
          <table:table-cell table:number-columns-repeated="6"/>
        </table:table-row>
        <table:table-row table:style-name="ro1">
          <table:table-cell table:style-name="ce3" office:value-type="float" office:value="1145.75" calcext:value-type="float">
            <text:p>1145.75</text:p>
          </table:table-cell>
          <table:table-cell/>
          <table:table-cell office:value-type="float" office:value="1239.36" calcext:value-type="float">
            <text:p>1239.36</text:p>
          </table:table-cell>
          <table:table-cell table:formula="of:=([.C121]-[.A121])/[.A121]*100" office:value-type="float" office:value="8.17019419594151" calcext:value-type="float">
            <text:p>8.17</text:p>
          </table:table-cell>
          <table:table-cell table:style-name="ce3" office:value-type="float" office:value="1101.33" calcext:value-type="float">
            <text:p>1101.33</text:p>
          </table:table-cell>
          <table:table-cell table:style-name="ce3" table:formula="of:=([.E121]-[.A121])/[.A121]*100" office:value-type="float" office:value="-3.87693650447306" calcext:value-type="float">
            <text:p>-3.88</text:p>
          </table:table-cell>
          <table:table-cell table:style-name="ce3" office:value-type="float" office:value="1276.59" calcext:value-type="float">
            <text:p>1276.59</text:p>
          </table:table-cell>
          <table:table-cell table:style-name="ce3" table:formula="of:=([.G121]-[.A121])/[.A121]*100" office:value-type="float" office:value="11.419594152302" calcext:value-type="float">
            <text:p>11.42</text:p>
          </table:table-cell>
          <table:table-cell table:number-columns-repeated="6"/>
        </table:table-row>
        <table:table-row table:style-name="ro1">
          <table:table-cell table:style-name="ce3" office:value-type="float" office:value="1273.77" calcext:value-type="float">
            <text:p>1273.77</text:p>
          </table:table-cell>
          <table:table-cell/>
          <table:table-cell office:value-type="float" office:value="1356.09" calcext:value-type="float">
            <text:p>1356.09</text:p>
          </table:table-cell>
          <table:table-cell table:formula="of:=([.C122]-[.A122])/[.A122]*100" office:value-type="float" office:value="6.46270519795567" calcext:value-type="float">
            <text:p>6.46</text:p>
          </table:table-cell>
          <table:table-cell table:style-name="ce3" office:value-type="float" office:value="1307.11" calcext:value-type="float">
            <text:p>1307.11</text:p>
          </table:table-cell>
          <table:table-cell table:style-name="ce3" table:formula="of:=([.E122]-[.A122])/[.A122]*100" office:value-type="float" office:value="2.61742700801557" calcext:value-type="float">
            <text:p>2.62</text:p>
          </table:table-cell>
          <table:table-cell table:style-name="ce3" office:value-type="float" office:value="1273.77" calcext:value-type="float">
            <text:p>1273.77</text:p>
          </table:table-cell>
          <table:table-cell table:style-name="ce3" table:formula="of:=([.G122]-[.A122])/[.A122]*100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table:style-name="ce3" office:value-type="float" office:value="1226.63" calcext:value-type="float">
            <text:p>1226.63</text:p>
          </table:table-cell>
          <table:table-cell/>
          <table:table-cell office:value-type="float" office:value="1455.87" calcext:value-type="float">
            <text:p>1455.87</text:p>
          </table:table-cell>
          <table:table-cell table:formula="of:=([.C123]-[.A123])/[.A123]*100" office:value-type="float" office:value="18.6886021049542" calcext:value-type="float">
            <text:p>18.69</text:p>
          </table:table-cell>
          <table:table-cell table:style-name="ce3" office:value-type="float" office:value="1191.96" calcext:value-type="float">
            <text:p>1191.96</text:p>
          </table:table-cell>
          <table:table-cell table:style-name="ce3" table:formula="of:=([.E123]-[.A123])/[.A123]*100" office:value-type="float" office:value="-2.82644318172555" calcext:value-type="float">
            <text:p>-2.83</text:p>
          </table:table-cell>
          <table:table-cell table:style-name="ce3" office:value-type="float" office:value="1259.97" calcext:value-type="float">
            <text:p>1259.97</text:p>
          </table:table-cell>
          <table:table-cell table:style-name="ce3" table:formula="of:=([.G123]-[.A123])/[.A123]*100" office:value-type="float" office:value="2.71801602765299" calcext:value-type="float">
            <text:p>2.72</text:p>
          </table:table-cell>
          <table:table-cell table:number-columns-repeated="6"/>
        </table:table-row>
        <table:table-row table:style-name="ro1">
          <table:table-cell table:style-name="ce3" office:value-type="float" office:value="1284.73" calcext:value-type="float">
            <text:p>1284.73</text:p>
          </table:table-cell>
          <table:table-cell/>
          <table:table-cell office:value-type="float" office:value="1413.87" calcext:value-type="float">
            <text:p>1413.87</text:p>
          </table:table-cell>
          <table:table-cell table:formula="of:=([.C124]-[.A124])/[.A124]*100" office:value-type="float" office:value="10.0519175235263" calcext:value-type="float">
            <text:p>10.05</text:p>
          </table:table-cell>
          <table:table-cell table:style-name="ce3" office:value-type="float" office:value="1248.53" calcext:value-type="float">
            <text:p>1248.53</text:p>
          </table:table-cell>
          <table:table-cell table:style-name="ce3" table:formula="of:=([.E124]-[.A124])/[.A124]*100" office:value-type="float" office:value="-2.81771267114491" calcext:value-type="float">
            <text:p>-2.82</text:p>
          </table:table-cell>
          <table:table-cell table:style-name="ce3" office:value-type="float" office:value="1302.34" calcext:value-type="float">
            <text:p>1302.34</text:p>
          </table:table-cell>
          <table:table-cell table:style-name="ce3" table:formula="of:=([.G124]-[.A124])/[.A124]*100" office:value-type="float" office:value="1.3707160259354" calcext:value-type="float">
            <text:p>1.37</text:p>
          </table:table-cell>
          <table:table-cell table:number-columns-repeated="6"/>
        </table:table-row>
        <table:table-row table:style-name="ro1">
          <table:table-cell table:style-name="ce3" office:value-type="float" office:value="1347.67" calcext:value-type="float">
            <text:p>1347.67</text:p>
          </table:table-cell>
          <table:table-cell/>
          <table:table-cell office:value-type="float" office:value="1508.5" calcext:value-type="float">
            <text:p>1508.50</text:p>
          </table:table-cell>
          <table:table-cell table:formula="of:=([.C125]-[.A125])/[.A125]*100" office:value-type="float" office:value="11.9339304132317" calcext:value-type="float">
            <text:p>11.93</text:p>
          </table:table-cell>
          <table:table-cell table:style-name="ce3" office:value-type="float" office:value="1355.08" calcext:value-type="float">
            <text:p>1355.08</text:p>
          </table:table-cell>
          <table:table-cell table:style-name="ce3" table:formula="of:=([.E125]-[.A125])/[.A125]*100" office:value-type="float" office:value="0.549837868320869" calcext:value-type="float">
            <text:p>0.55</text:p>
          </table:table-cell>
          <table:table-cell table:style-name="ce3" office:value-type="float" office:value="1375.95" calcext:value-type="float">
            <text:p>1375.95</text:p>
          </table:table-cell>
          <table:table-cell table:style-name="ce3" table:formula="of:=([.G125]-[.A125])/[.A125]*100" office:value-type="float" office:value="2.09843656087915" calcext:value-type="float">
            <text:p>2.10</text:p>
          </table:table-cell>
          <table:table-cell table:number-columns-repeated="6"/>
        </table:table-row>
        <table:table-row table:style-name="ro1">
          <table:table-cell table:style-name="ce3" office:value-type="float" office:value="1289.29" calcext:value-type="float">
            <text:p>1289.29</text:p>
          </table:table-cell>
          <table:table-cell/>
          <table:table-cell office:value-type="float" office:value="1448.53" calcext:value-type="float">
            <text:p>1448.53</text:p>
          </table:table-cell>
          <table:table-cell table:formula="of:=([.C126]-[.A126])/[.A126]*100" office:value-type="float" office:value="12.3509838748458" calcext:value-type="float">
            <text:p>12.35</text:p>
          </table:table-cell>
          <table:table-cell table:style-name="ce3" office:value-type="float" office:value="1328" calcext:value-type="float">
            <text:p>1328.00</text:p>
          </table:table-cell>
          <table:table-cell table:style-name="ce3" table:formula="of:=([.E126]-[.A126])/[.A126]*100" office:value-type="float" office:value="3.00242769276114" calcext:value-type="float">
            <text:p>3.00</text:p>
          </table:table-cell>
          <table:table-cell table:style-name="ce3" office:value-type="float" office:value="1289.29" calcext:value-type="float">
            <text:p>1289.29</text:p>
          </table:table-cell>
          <table:table-cell table:style-name="ce3" table:formula="of:=([.G126]-[.A126])/[.A126]*100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table:style-name="ce3" office:value-type="float" office:value="1320.91" calcext:value-type="float">
            <text:p>1320.91</text:p>
          </table:table-cell>
          <table:table-cell/>
          <table:table-cell office:value-type="float" office:value="1375.55" calcext:value-type="float">
            <text:p>1375.55</text:p>
          </table:table-cell>
          <table:table-cell table:formula="of:=([.C127]-[.A127])/[.A127]*100" office:value-type="float" office:value="4.13654223224897" calcext:value-type="float">
            <text:p>4.14</text:p>
          </table:table-cell>
          <table:table-cell table:style-name="ce3" office:value-type="float" office:value="1282.38" calcext:value-type="float">
            <text:p>1282.38</text:p>
          </table:table-cell>
          <table:table-cell table:style-name="ce3" table:formula="of:=([.E127]-[.A127])/[.A127]*100" office:value-type="float" office:value="-2.91692848112286" calcext:value-type="float">
            <text:p>-2.92</text:p>
          </table:table-cell>
          <table:table-cell table:style-name="ce3" office:value-type="float" office:value="1320.91" calcext:value-type="float">
            <text:p>1320.91</text:p>
          </table:table-cell>
          <table:table-cell table:style-name="ce3" table:formula="of:=([.G127]-[.A127])/[.A127]*100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table:style-name="ce3" office:value-type="float" office:value="1260.24" calcext:value-type="float">
            <text:p>1260.24</text:p>
          </table:table-cell>
          <table:table-cell/>
          <table:table-cell office:value-type="float" office:value="1446.92" calcext:value-type="float">
            <text:p>1446.92</text:p>
          </table:table-cell>
          <table:table-cell table:formula="of:=([.C128]-[.A128])/[.A128]*100" office:value-type="float" office:value="14.8130514822574" calcext:value-type="float">
            <text:p>14.81</text:p>
          </table:table-cell>
          <table:table-cell table:style-name="ce3" office:value-type="float" office:value="1317.54" calcext:value-type="float">
            <text:p>1317.54</text:p>
          </table:table-cell>
          <table:table-cell table:style-name="ce3" table:formula="of:=([.E128]-[.A128])/[.A128]*100" office:value-type="float" office:value="4.54675299942868" calcext:value-type="float">
            <text:p>4.55</text:p>
          </table:table-cell>
          <table:table-cell table:style-name="ce3" office:value-type="float" office:value="1339.83" calcext:value-type="float">
            <text:p>1339.83</text:p>
          </table:table-cell>
          <table:table-cell table:style-name="ce3" table:formula="of:=([.G128]-[.A128])/[.A128]*100" office:value-type="float" office:value="6.31546372119596" calcext:value-type="float">
            <text:p>6.32</text:p>
          </table:table-cell>
          <table:table-cell table:number-columns-repeated="6"/>
        </table:table-row>
        <table:table-row table:style-name="ro1">
          <table:table-cell table:style-name="ce3" office:value-type="float" office:value="1266.92" calcext:value-type="float">
            <text:p>1266.92</text:p>
          </table:table-cell>
          <table:table-cell/>
          <table:table-cell office:value-type="float" office:value="1406.13" calcext:value-type="float">
            <text:p>1406.13</text:p>
          </table:table-cell>
          <table:table-cell table:formula="of:=([.C129]-[.A129])/[.A129]*100" office:value-type="float" office:value="10.9880655447858" calcext:value-type="float">
            <text:p>10.99</text:p>
          </table:table-cell>
          <table:table-cell table:style-name="ce3" office:value-type="float" office:value="1289.95" calcext:value-type="float">
            <text:p>1289.95</text:p>
          </table:table-cell>
          <table:table-cell table:style-name="ce3" table:formula="of:=([.E129]-[.A129])/[.A129]*100" office:value-type="float" office:value="1.81779433586967" calcext:value-type="float">
            <text:p>1.82</text:p>
          </table:table-cell>
          <table:table-cell table:style-name="ce3" office:value-type="float" office:value="1301.62" calcext:value-type="float">
            <text:p>1301.62</text:p>
          </table:table-cell>
          <table:table-cell table:style-name="ce3" table:formula="of:=([.G129]-[.A129])/[.A129]*100" office:value-type="float" office:value="2.73892589903071" calcext:value-type="float">
            <text:p>2.74</text:p>
          </table:table-cell>
          <table:table-cell table:number-columns-repeated="6"/>
        </table:table-row>
        <table:table-row table:style-name="ro1">
          <table:table-cell table:style-name="ce3" office:value-type="float" office:value="1323.1" calcext:value-type="float">
            <text:p>1323.10</text:p>
          </table:table-cell>
          <table:table-cell/>
          <table:table-cell office:value-type="float" office:value="1429" calcext:value-type="float">
            <text:p>1429.00</text:p>
          </table:table-cell>
          <table:table-cell table:formula="of:=([.C130]-[.A130])/[.A130]*100" office:value-type="float" office:value="8.00393016400878" calcext:value-type="float">
            <text:p>8.00</text:p>
          </table:table-cell>
          <table:table-cell table:style-name="ce3" office:value-type="float" office:value="1338.42" calcext:value-type="float">
            <text:p>1338.42</text:p>
          </table:table-cell>
          <table:table-cell table:style-name="ce3" table:formula="of:=([.E130]-[.A130])/[.A130]*100" office:value-type="float" office:value="1.15788678104453" calcext:value-type="float">
            <text:p>1.16</text:p>
          </table:table-cell>
          <table:table-cell table:style-name="ce3" office:value-type="float" office:value="1351.39" calcext:value-type="float">
            <text:p>1351.39</text:p>
          </table:table-cell>
          <table:table-cell table:style-name="ce3" table:formula="of:=([.G130]-[.A130])/[.A130]*100" office:value-type="float" office:value="2.1381603809236" calcext:value-type="float">
            <text:p>2.14</text:p>
          </table:table-cell>
          <table:table-cell table:number-columns-repeated="6"/>
        </table:table-row>
        <table:table-row table:style-name="ro1">
          <table:table-cell table:style-name="ce3" office:value-type="float" office:value="1363.18" calcext:value-type="float">
            <text:p>1363.18</text:p>
          </table:table-cell>
          <table:table-cell/>
          <table:table-cell office:value-type="float" office:value="1470.03" calcext:value-type="float">
            <text:p>1470.03</text:p>
          </table:table-cell>
          <table:table-cell table:formula="of:=([.C131]-[.A131])/[.A131]*100" office:value-type="float" office:value="7.83828988101351" calcext:value-type="float">
            <text:p>7.84</text:p>
          </table:table-cell>
          <table:table-cell table:style-name="ce3" office:value-type="float" office:value="1309.14" calcext:value-type="float">
            <text:p>1309.14</text:p>
          </table:table-cell>
          <table:table-cell table:style-name="ce3" table:formula="of:=([.E131]-[.A131])/[.A131]*100" office:value-type="float" office:value="-3.96426003902639" calcext:value-type="float">
            <text:p>-3.96</text:p>
          </table:table-cell>
          <table:table-cell table:style-name="ce3" office:value-type="float" office:value="1363.18" calcext:value-type="float">
            <text:p>1363.18</text:p>
          </table:table-cell>
          <table:table-cell table:style-name="ce3" table:formula="of:=([.G131]-[.A131])/[.A131]*100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table:style-name="ce3" office:value-type="float" office:value="1295.67" calcext:value-type="float">
            <text:p>1295.67</text:p>
          </table:table-cell>
          <table:table-cell/>
          <table:table-cell office:value-type="float" office:value="1465.74" calcext:value-type="float">
            <text:p>1465.74</text:p>
          </table:table-cell>
          <table:table-cell table:formula="of:=([.C132]-[.A132])/[.A132]*100" office:value-type="float" office:value="13.126027460696" calcext:value-type="float">
            <text:p>13.13</text:p>
          </table:table-cell>
          <table:table-cell table:style-name="ce3" office:value-type="float" office:value="1351.96" calcext:value-type="float">
            <text:p>1351.96</text:p>
          </table:table-cell>
          <table:table-cell table:style-name="ce3" table:formula="of:=([.E132]-[.A132])/[.A132]*100" office:value-type="float" office:value="4.34447042842699" calcext:value-type="float">
            <text:p>4.34</text:p>
          </table:table-cell>
          <table:table-cell table:style-name="ce3" office:value-type="float" office:value="1306.6" calcext:value-type="float">
            <text:p>1306.60</text:p>
          </table:table-cell>
          <table:table-cell table:style-name="ce3" table:formula="of:=([.G132]-[.A132])/[.A132]*100" office:value-type="float" office:value="0.843578997738609" calcext:value-type="float">
            <text:p>0.84</text:p>
          </table:table-cell>
          <table:table-cell table:number-columns-repeated="6"/>
        </table:table-row>
        <table:table-row table:style-name="ro1">
          <table:table-cell table:style-name="ce3" office:value-type="float" office:value="1252.36" calcext:value-type="float">
            <text:p>1252.36</text:p>
          </table:table-cell>
          <table:table-cell/>
          <table:table-cell office:value-type="float" office:value="1396.11" calcext:value-type="float">
            <text:p>1396.11</text:p>
          </table:table-cell>
          <table:table-cell table:formula="of:=([.C133]-[.A133])/[.A133]*100" office:value-type="float" office:value="11.4783289150085" calcext:value-type="float">
            <text:p>11.48</text:p>
          </table:table-cell>
          <table:table-cell table:style-name="ce3" office:value-type="float" office:value="1262.65" calcext:value-type="float">
            <text:p>1262.65</text:p>
          </table:table-cell>
          <table:table-cell table:style-name="ce3" table:formula="of:=([.E133]-[.A133])/[.A133]*100" office:value-type="float" office:value="0.821648727203056" calcext:value-type="float">
            <text:p>0.82</text:p>
          </table:table-cell>
          <table:table-cell table:style-name="ce3" office:value-type="float" office:value="1254.42" calcext:value-type="float">
            <text:p>1254.42</text:p>
          </table:table-cell>
          <table:table-cell table:style-name="ce3" table:formula="of:=([.G133]-[.A133])/[.A133]*100" office:value-type="float" office:value="0.164489443929874" calcext:value-type="float">
            <text:p>0.16</text:p>
          </table:table-cell>
          <table:table-cell table:number-columns-repeated="6"/>
        </table:table-row>
        <table:table-row table:style-name="ro1">
          <table:table-cell table:style-name="ce4" table:formula="of:=AVERAGE([.A111:.A133])" office:value-type="float" office:value="1134.39347826087" calcext:value-type="float">
            <text:p>1134.39</text:p>
          </table:table-cell>
          <table:table-cell table:style-name="ce4"/>
          <table:table-cell table:style-name="ce4" table:formula="of:=AVERAGE([.C111:.C133])" office:value-type="float" office:value="1279.56086956522" calcext:value-type="float">
            <text:p>1279.56</text:p>
          </table:table-cell>
          <table:table-cell table:style-name="ce4" table:formula="of:=AVERAGE([.D111:.D133])" office:value-type="float" office:value="17.2167127873179" calcext:value-type="float">
            <text:p>17.22</text:p>
          </table:table-cell>
          <table:table-cell table:style-name="ce4" table:formula="of:=AVERAGE([.E111:.E133])" office:value-type="float" office:value="1138.07260869565" calcext:value-type="float">
            <text:p>1138.07</text:p>
          </table:table-cell>
          <table:table-cell table:style-name="ce4" table:formula="of:=AVERAGE([.F111:.F133])" office:value-type="float" office:value="0.942429025872811" calcext:value-type="float">
            <text:p>0.94</text:p>
          </table:table-cell>
          <table:table-cell table:style-name="ce4" table:formula="of:=AVERAGE([.G111:.G133])" office:value-type="float" office:value="1199.72565217391" calcext:value-type="float">
            <text:p>1199.73</text:p>
          </table:table-cell>
          <table:table-cell table:style-name="ce4" table:formula="of:=AVERAGE([.H111:.H133])" office:value-type="float" office:value="8.96748309357187" calcext:value-type="float">
            <text:p>8.97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Gaps to FULL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NoLocalOpt</text:p>
          </table:table-cell>
          <table:table-cell table:style-name="Default" office:value-type="string" calcext:value-type="string">
            <text:p>OnlyFinal</text:p>
          </table:table-cell>
          <table:table-cell table:style-name="Default" office:value-type="string" calcext:value-type="string">
            <text:p>OnlySwa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53.6381197681906" calcext:value-type="float">
            <text:p>53.64</text:p>
          </table:table-cell>
          <table:table-cell office:value-type="float" office:value="-1.04406218379173" calcext:value-type="float">
            <text:p>-1.04</text:p>
          </table:table-cell>
          <table:table-cell office:value-type="float" office:value="26.0049673443105" calcext:value-type="float">
            <text:p>26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40.889598540146" calcext:value-type="float">
            <text:p>40.89</text:p>
          </table:table-cell>
          <table:table-cell office:value-type="float" office:value="-0.364963503649627" calcext:value-type="float">
            <text:p>-0.36</text:p>
          </table:table-cell>
          <table:table-cell office:value-type="float" office:value="32.1076642335766" calcext:value-type="float">
            <text:p>32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7.8458387637312" calcext:value-type="float">
            <text:p>17.85</text:p>
          </table:table-cell>
          <table:table-cell office:value-type="float" office:value="-5.77639173338298" calcext:value-type="float">
            <text:p>-5.78</text:p>
          </table:table-cell>
          <table:table-cell office:value-type="float" office:value="18.9350214112828" calcext:value-type="float">
            <text:p>18.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16.5263677277553" calcext:value-type="float">
            <text:p>16.53</text:p>
          </table:table-cell>
          <table:table-cell office:value-type="float" office:value="6.42783451204378" calcext:value-type="float">
            <text:p>6.43</text:p>
          </table:table-cell>
          <table:table-cell office:value-type="float" office:value="3.41053512955848" calcext:value-type="float">
            <text:p>3.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15.1938869336377" calcext:value-type="float">
            <text:p>15.19</text:p>
          </table:table-cell>
          <table:table-cell office:value-type="float" office:value="3.90310409334475" calcext:value-type="float">
            <text:p>3.90</text:p>
          </table:table-cell>
          <table:table-cell office:value-type="float" office:value="10.6344525825169" calcext:value-type="float">
            <text:p>10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9.3546460888338" calcext:value-type="float">
            <text:p>49.35</text:p>
          </table:table-cell>
          <table:table-cell office:value-type="float" office:value="-0.941619585687388" calcext:value-type="float">
            <text:p>-0.94</text:p>
          </table:table-cell>
          <table:table-cell office:value-type="float" office:value="29.7115428781406" calcext:value-type="float">
            <text:p>29.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13.3417345224247" calcext:value-type="float">
            <text:p>13.34</text:p>
          </table:table-cell>
          <table:table-cell office:value-type="float" office:value="12.8312007237947" calcext:value-type="float">
            <text:p>12.83</text:p>
          </table:table-cell>
          <table:table-cell office:value-type="float" office:value="18.4276851492827" calcext:value-type="float">
            <text:p>18.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-0.368933960821005" calcext:value-type="float">
            <text:p>-0.37</text:p>
          </table:table-cell>
          <table:table-cell office:value-type="float" office:value="-7.62913438494509" calcext:value-type="float">
            <text:p>-7.63</text:p>
          </table:table-cell>
          <table:table-cell office:value-type="float" office:value="2.82609412915089" calcext:value-type="float">
            <text:p>2.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26.6667361900491" calcext:value-type="float">
            <text:p>26.67</text:p>
          </table:table-cell>
          <table:table-cell office:value-type="float" office:value="9.65471212105412" calcext:value-type="float">
            <text:p>9.65</text:p>
          </table:table-cell>
          <table:table-cell office:value-type="float" office:value="20.1207621153184" calcext:value-type="float">
            <text:p>20.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24.853830543891" calcext:value-type="float">
            <text:p>24.85</text:p>
          </table:table-cell>
          <table:table-cell office:value-type="float" office:value="2.15922257271636" calcext:value-type="float">
            <text:p>2.16</text:p>
          </table:table-cell>
          <table:table-cell office:value-type="float" office:value="14.2660049694266" calcext:value-type="float">
            <text:p>14.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8.17019419594151" calcext:value-type="float">
            <text:p>8.17</text:p>
          </table:table-cell>
          <table:table-cell office:value-type="float" office:value="-3.87693650447306" calcext:value-type="float">
            <text:p>-3.88</text:p>
          </table:table-cell>
          <table:table-cell office:value-type="float" office:value="11.419594152302" calcext:value-type="float">
            <text:p>11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6.46270519795567" calcext:value-type="float">
            <text:p>6.46</text:p>
          </table:table-cell>
          <table:table-cell office:value-type="float" office:value="2.61742700801557" calcext:value-type="float">
            <text:p>2.62</text:p>
          </table:table-cell>
          <table:table-cell office:value-type="float" office:value="0" calcext:value-type="float">
            <text:p>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18.6886021049542" calcext:value-type="float">
            <text:p>18.69</text:p>
          </table:table-cell>
          <table:table-cell office:value-type="float" office:value="-2.82644318172555" calcext:value-type="float">
            <text:p>-2.83</text:p>
          </table:table-cell>
          <table:table-cell office:value-type="float" office:value="2.71801602765299" calcext:value-type="float">
            <text:p>2.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10.0519175235263" calcext:value-type="float">
            <text:p>10.05</text:p>
          </table:table-cell>
          <table:table-cell office:value-type="float" office:value="-2.81771267114491" calcext:value-type="float">
            <text:p>-2.82</text:p>
          </table:table-cell>
          <table:table-cell office:value-type="float" office:value="1.3707160259354" calcext:value-type="float">
            <text:p>1.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11.9339304132317" calcext:value-type="float">
            <text:p>11.93</text:p>
          </table:table-cell>
          <table:table-cell office:value-type="float" office:value="0.549837868320869" calcext:value-type="float">
            <text:p>0.55</text:p>
          </table:table-cell>
          <table:table-cell office:value-type="float" office:value="2.09843656087915" calcext:value-type="float">
            <text:p>2.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12.3509838748458" calcext:value-type="float">
            <text:p>12.35</text:p>
          </table:table-cell>
          <table:table-cell office:value-type="float" office:value="3.00242769276114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4.13654223224897" calcext:value-type="float">
            <text:p>4.14</text:p>
          </table:table-cell>
          <table:table-cell office:value-type="float" office:value="-2.91692848112286" calcext:value-type="float">
            <text:p>-2.92</text:p>
          </table:table-cell>
          <table:table-cell office:value-type="float" office:value="0" calcext:value-type="float">
            <text:p>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14.8130514822574" calcext:value-type="float">
            <text:p>14.81</text:p>
          </table:table-cell>
          <table:table-cell office:value-type="float" office:value="4.54675299942868" calcext:value-type="float">
            <text:p>4.55</text:p>
          </table:table-cell>
          <table:table-cell office:value-type="float" office:value="6.31546372119596" calcext:value-type="float">
            <text:p>6.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10.9880655447858" calcext:value-type="float">
            <text:p>10.99</text:p>
          </table:table-cell>
          <table:table-cell office:value-type="float" office:value="1.81779433586967" calcext:value-type="float">
            <text:p>1.82</text:p>
          </table:table-cell>
          <table:table-cell office:value-type="float" office:value="2.73892589903071" calcext:value-type="float">
            <text:p>2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8.00393016400878" calcext:value-type="float">
            <text:p>8.00</text:p>
          </table:table-cell>
          <table:table-cell office:value-type="float" office:value="1.15788678104453" calcext:value-type="float">
            <text:p>1.16</text:p>
          </table:table-cell>
          <table:table-cell office:value-type="float" office:value="2.1381603809236" calcext:value-type="float">
            <text:p>2.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7.83828988101351" calcext:value-type="float">
            <text:p>7.84</text:p>
          </table:table-cell>
          <table:table-cell office:value-type="float" office:value="-3.96426003902639" calcext:value-type="float">
            <text:p>-3.96</text:p>
          </table:table-cell>
          <table:table-cell office:value-type="float" office:value="0" calcext:value-type="float">
            <text:p>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13.126027460696" calcext:value-type="float">
            <text:p>13.13</text:p>
          </table:table-cell>
          <table:table-cell office:value-type="float" office:value="4.34447042842699" calcext:value-type="float">
            <text:p>4.34</text:p>
          </table:table-cell>
          <table:table-cell office:value-type="float" office:value="0.843578997738609" calcext:value-type="float">
            <text:p>0.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11.4783289150085" calcext:value-type="float">
            <text:p>11.48</text:p>
          </table:table-cell>
          <table:table-cell office:value-type="float" office:value="0.821648727203056" calcext:value-type="float">
            <text:p>0.82</text:p>
          </table:table-cell>
          <table:table-cell office:value-type="float" office:value="0.164489443929874" calcext:value-type="float">
            <text:p>0.16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Full</text:p>
          </table:table-cell>
          <table:table-cell table:style-name="Default" office:value-type="string" calcext:value-type="string">
            <text:p>NoLocalOpt</text:p>
          </table:table-cell>
          <table:table-cell table:style-name="Default" office:value-type="string" calcext:value-type="string">
            <text:p>NoSwap</text:p>
          </table:table-cell>
          <table:table-cell table:style-name="Default" office:value-type="string" calcext:value-type="string">
            <text:p>NoFinal</text:p>
          </table:table-cell>
          <table:table-cell table:number-columns-repeated="10"/>
        </table:table-row>
        <table:table-row table:style-name="ro1">
          <table:table-cell table:style-name="ce3" office:value-type="float" office:value="217.42" calcext:value-type="float">
            <text:p>217.42</text:p>
          </table:table-cell>
          <table:table-cell office:value-type="float" office:value="334.04" calcext:value-type="float">
            <text:p>334.04</text:p>
          </table:table-cell>
          <table:table-cell office:value-type="float" office:value="215.15" calcext:value-type="float">
            <text:p>215.15</text:p>
          </table:table-cell>
          <table:table-cell office:value-type="float" office:value="273.96" calcext:value-type="float">
            <text:p>273.96</text:p>
          </table:table-cell>
          <table:table-cell table:number-columns-repeated="10"/>
        </table:table-row>
        <table:table-row table:style-name="ro1">
          <table:table-cell table:style-name="ce3" office:value-type="float" office:value="219.2" calcext:value-type="float">
            <text:p>219.20</text:p>
          </table:table-cell>
          <table:table-cell office:value-type="float" office:value="308.83" calcext:value-type="float">
            <text:p>308.83</text:p>
          </table:table-cell>
          <table:table-cell office:value-type="float" office:value="218.4" calcext:value-type="float">
            <text:p>218.40</text:p>
          </table:table-cell>
          <table:table-cell office:value-type="float" office:value="289.58" calcext:value-type="float">
            <text:p>289.58</text:p>
          </table:table-cell>
          <table:table-cell table:number-columns-repeated="10"/>
        </table:table-row>
        <table:table-row table:style-name="ro1">
          <table:table-cell table:style-name="ce3" office:value-type="float" office:value="214.84" calcext:value-type="float">
            <text:p>214.84</text:p>
          </table:table-cell>
          <table:table-cell office:value-type="float" office:value="253.18" calcext:value-type="float">
            <text:p>253.18</text:p>
          </table:table-cell>
          <table:table-cell office:value-type="float" office:value="202.43" calcext:value-type="float">
            <text:p>202.43</text:p>
          </table:table-cell>
          <table:table-cell office:value-type="float" office:value="255.52" calcext:value-type="float">
            <text:p>255.52</text:p>
          </table:table-cell>
          <table:table-cell table:number-columns-repeated="10"/>
        </table:table-row>
        <table:table-row table:style-name="ro1">
          <table:table-cell table:style-name="ce3" office:value-type="float" office:value="668.81" calcext:value-type="float">
            <text:p>668.81</text:p>
          </table:table-cell>
          <table:table-cell office:value-type="float" office:value="779.34" calcext:value-type="float">
            <text:p>779.34</text:p>
          </table:table-cell>
          <table:table-cell office:value-type="float" office:value="711.8" calcext:value-type="float">
            <text:p>711.80</text:p>
          </table:table-cell>
          <table:table-cell office:value-type="float" office:value="691.62" calcext:value-type="float">
            <text:p>691.62</text:p>
          </table:table-cell>
          <table:table-cell table:number-columns-repeated="10"/>
        </table:table-row>
        <table:table-row table:style-name="ro1">
          <table:table-cell table:style-name="ce3" office:value-type="float" office:value="630.78" calcext:value-type="float">
            <text:p>630.78</text:p>
          </table:table-cell>
          <table:table-cell office:value-type="float" office:value="726.62" calcext:value-type="float">
            <text:p>726.62</text:p>
          </table:table-cell>
          <table:table-cell office:value-type="float" office:value="655.4" calcext:value-type="float">
            <text:p>655.40</text:p>
          </table:table-cell>
          <table:table-cell office:value-type="float" office:value="697.86" calcext:value-type="float">
            <text:p>697.86</text:p>
          </table:table-cell>
          <table:table-cell table:number-columns-repeated="10"/>
        </table:table-row>
        <table:table-row table:style-name="ro1">
          <table:table-cell table:style-name="ce3" office:value-type="float" office:value="435.42" calcext:value-type="float">
            <text:p>435.42</text:p>
          </table:table-cell>
          <table:table-cell office:value-type="float" office:value="650.32" calcext:value-type="float">
            <text:p>650.32</text:p>
          </table:table-cell>
          <table:table-cell office:value-type="float" office:value="431.32" calcext:value-type="float">
            <text:p>431.32</text:p>
          </table:table-cell>
          <table:table-cell office:value-type="float" office:value="564.79" calcext:value-type="float">
            <text:p>564.79</text:p>
          </table:table-cell>
          <table:table-cell table:number-columns-repeated="10"/>
        </table:table-row>
        <table:table-row table:style-name="ro1">
          <table:table-cell table:style-name="ce3" office:value-type="float" office:value="309.48" calcext:value-type="float">
            <text:p>309.48</text:p>
          </table:table-cell>
          <table:table-cell office:value-type="float" office:value="350.77" calcext:value-type="float">
            <text:p>350.77</text:p>
          </table:table-cell>
          <table:table-cell office:value-type="float" office:value="349.19" calcext:value-type="float">
            <text:p>349.19</text:p>
          </table:table-cell>
          <table:table-cell office:value-type="float" office:value="366.51" calcext:value-type="float">
            <text:p>366.51</text:p>
          </table:table-cell>
          <table:table-cell table:number-columns-repeated="10"/>
        </table:table-row>
        <table:table-row table:style-name="ro1">
          <table:table-cell table:style-name="ce3" office:value-type="float" office:value="3333.93" calcext:value-type="float">
            <text:p>3333.93</text:p>
          </table:table-cell>
          <table:table-cell office:value-type="float" office:value="3321.63" calcext:value-type="float">
            <text:p>3321.63</text:p>
          </table:table-cell>
          <table:table-cell office:value-type="float" office:value="3079.58" calcext:value-type="float">
            <text:p>3079.58</text:p>
          </table:table-cell>
          <table:table-cell office:value-type="float" office:value="3428.15" calcext:value-type="float">
            <text:p>3428.15</text:p>
          </table:table-cell>
          <table:table-cell table:number-columns-repeated="10"/>
        </table:table-row>
        <table:table-row table:style-name="ro1">
          <table:table-cell table:style-name="ce3" office:value-type="float" office:value="1917.82" calcext:value-type="float">
            <text:p>1917.82</text:p>
          </table:table-cell>
          <table:table-cell office:value-type="float" office:value="2429.24" calcext:value-type="float">
            <text:p>2429.24</text:p>
          </table:table-cell>
          <table:table-cell office:value-type="float" office:value="2102.98" calcext:value-type="float">
            <text:p>2102.98</text:p>
          </table:table-cell>
          <table:table-cell office:value-type="float" office:value="2303.7" calcext:value-type="float">
            <text:p>2303.70</text:p>
          </table:table-cell>
          <table:table-cell table:number-columns-repeated="10"/>
        </table:table-row>
        <table:table-row table:style-name="ro1">
          <table:table-cell table:style-name="ce3" office:value-type="float" office:value="1493.13" calcext:value-type="float">
            <text:p>1493.13</text:p>
          </table:table-cell>
          <table:table-cell office:value-type="float" office:value="1864.23" calcext:value-type="float">
            <text:p>1864.23</text:p>
          </table:table-cell>
          <table:table-cell office:value-type="float" office:value="1525.37" calcext:value-type="float">
            <text:p>1525.37</text:p>
          </table:table-cell>
          <table:table-cell office:value-type="float" office:value="1706.14" calcext:value-type="float">
            <text:p>1706.14</text:p>
          </table:table-cell>
          <table:table-cell table:number-columns-repeated="10"/>
        </table:table-row>
        <table:table-row table:style-name="ro1">
          <table:table-cell table:style-name="ce3" office:value-type="float" office:value="1145.75" calcext:value-type="float">
            <text:p>1145.75</text:p>
          </table:table-cell>
          <table:table-cell office:value-type="float" office:value="1239.36" calcext:value-type="float">
            <text:p>1239.36</text:p>
          </table:table-cell>
          <table:table-cell office:value-type="float" office:value="1101.33" calcext:value-type="float">
            <text:p>1101.33</text:p>
          </table:table-cell>
          <table:table-cell office:value-type="float" office:value="1276.59" calcext:value-type="float">
            <text:p>1276.59</text:p>
          </table:table-cell>
          <table:table-cell table:number-columns-repeated="10"/>
        </table:table-row>
        <table:table-row table:style-name="ro1">
          <table:table-cell table:style-name="ce3" office:value-type="float" office:value="1273.77" calcext:value-type="float">
            <text:p>1273.77</text:p>
          </table:table-cell>
          <table:table-cell office:value-type="float" office:value="1356.09" calcext:value-type="float">
            <text:p>1356.09</text:p>
          </table:table-cell>
          <table:table-cell office:value-type="float" office:value="1307.11" calcext:value-type="float">
            <text:p>1307.11</text:p>
          </table:table-cell>
          <table:table-cell office:value-type="float" office:value="1273.77" calcext:value-type="float">
            <text:p>1273.77</text:p>
          </table:table-cell>
          <table:table-cell table:number-columns-repeated="10"/>
        </table:table-row>
        <table:table-row table:style-name="ro1">
          <table:table-cell table:style-name="ce3" office:value-type="float" office:value="1226.63" calcext:value-type="float">
            <text:p>1226.63</text:p>
          </table:table-cell>
          <table:table-cell office:value-type="float" office:value="1455.87" calcext:value-type="float">
            <text:p>1455.87</text:p>
          </table:table-cell>
          <table:table-cell office:value-type="float" office:value="1191.96" calcext:value-type="float">
            <text:p>1191.96</text:p>
          </table:table-cell>
          <table:table-cell office:value-type="float" office:value="1259.97" calcext:value-type="float">
            <text:p>1259.97</text:p>
          </table:table-cell>
          <table:table-cell table:number-columns-repeated="10"/>
        </table:table-row>
        <table:table-row table:style-name="ro1">
          <table:table-cell table:style-name="ce3" office:value-type="float" office:value="1284.73" calcext:value-type="float">
            <text:p>1284.73</text:p>
          </table:table-cell>
          <table:table-cell office:value-type="float" office:value="1413.87" calcext:value-type="float">
            <text:p>1413.87</text:p>
          </table:table-cell>
          <table:table-cell office:value-type="float" office:value="1248.53" calcext:value-type="float">
            <text:p>1248.53</text:p>
          </table:table-cell>
          <table:table-cell office:value-type="float" office:value="1302.34" calcext:value-type="float">
            <text:p>1302.34</text:p>
          </table:table-cell>
          <table:table-cell table:number-columns-repeated="10"/>
        </table:table-row>
        <table:table-row table:style-name="ro1">
          <table:table-cell table:style-name="ce3" office:value-type="float" office:value="1347.67" calcext:value-type="float">
            <text:p>1347.67</text:p>
          </table:table-cell>
          <table:table-cell office:value-type="float" office:value="1508.5" calcext:value-type="float">
            <text:p>1508.50</text:p>
          </table:table-cell>
          <table:table-cell office:value-type="float" office:value="1355.08" calcext:value-type="float">
            <text:p>1355.08</text:p>
          </table:table-cell>
          <table:table-cell office:value-type="float" office:value="1375.95" calcext:value-type="float">
            <text:p>1375.95</text:p>
          </table:table-cell>
          <table:table-cell table:number-columns-repeated="10"/>
        </table:table-row>
        <table:table-row table:style-name="ro1">
          <table:table-cell table:style-name="ce3" office:value-type="float" office:value="1289.29" calcext:value-type="float">
            <text:p>1289.29</text:p>
          </table:table-cell>
          <table:table-cell office:value-type="float" office:value="1448.53" calcext:value-type="float">
            <text:p>1448.53</text:p>
          </table:table-cell>
          <table:table-cell office:value-type="float" office:value="1328" calcext:value-type="float">
            <text:p>1328.00</text:p>
          </table:table-cell>
          <table:table-cell office:value-type="float" office:value="1289.29" calcext:value-type="float">
            <text:p>1289.29</text:p>
          </table:table-cell>
          <table:table-cell table:number-columns-repeated="10"/>
        </table:table-row>
        <table:table-row table:style-name="ro1">
          <table:table-cell table:style-name="ce3" office:value-type="float" office:value="1320.91" calcext:value-type="float">
            <text:p>1320.91</text:p>
          </table:table-cell>
          <table:table-cell office:value-type="float" office:value="1375.55" calcext:value-type="float">
            <text:p>1375.55</text:p>
          </table:table-cell>
          <table:table-cell office:value-type="float" office:value="1282.38" calcext:value-type="float">
            <text:p>1282.38</text:p>
          </table:table-cell>
          <table:table-cell office:value-type="float" office:value="1320.91" calcext:value-type="float">
            <text:p>1320.91</text:p>
          </table:table-cell>
          <table:table-cell table:number-columns-repeated="10"/>
        </table:table-row>
        <table:table-row table:style-name="ro1">
          <table:table-cell table:style-name="ce3" office:value-type="float" office:value="1260.24" calcext:value-type="float">
            <text:p>1260.24</text:p>
          </table:table-cell>
          <table:table-cell office:value-type="float" office:value="1446.92" calcext:value-type="float">
            <text:p>1446.92</text:p>
          </table:table-cell>
          <table:table-cell office:value-type="float" office:value="1317.54" calcext:value-type="float">
            <text:p>1317.54</text:p>
          </table:table-cell>
          <table:table-cell office:value-type="float" office:value="1339.83" calcext:value-type="float">
            <text:p>1339.83</text:p>
          </table:table-cell>
          <table:table-cell table:number-columns-repeated="10"/>
        </table:table-row>
        <table:table-row table:style-name="ro1">
          <table:table-cell table:style-name="ce3" office:value-type="float" office:value="1266.92" calcext:value-type="float">
            <text:p>1266.92</text:p>
          </table:table-cell>
          <table:table-cell office:value-type="float" office:value="1406.13" calcext:value-type="float">
            <text:p>1406.13</text:p>
          </table:table-cell>
          <table:table-cell office:value-type="float" office:value="1289.95" calcext:value-type="float">
            <text:p>1289.95</text:p>
          </table:table-cell>
          <table:table-cell office:value-type="float" office:value="1301.62" calcext:value-type="float">
            <text:p>1301.62</text:p>
          </table:table-cell>
          <table:table-cell table:number-columns-repeated="10"/>
        </table:table-row>
        <table:table-row table:style-name="ro1">
          <table:table-cell table:style-name="ce3" office:value-type="float" office:value="1323.1" calcext:value-type="float">
            <text:p>1323.10</text:p>
          </table:table-cell>
          <table:table-cell office:value-type="float" office:value="1429" calcext:value-type="float">
            <text:p>1429.00</text:p>
          </table:table-cell>
          <table:table-cell office:value-type="float" office:value="1338.42" calcext:value-type="float">
            <text:p>1338.42</text:p>
          </table:table-cell>
          <table:table-cell office:value-type="float" office:value="1351.39" calcext:value-type="float">
            <text:p>1351.39</text:p>
          </table:table-cell>
          <table:table-cell table:number-columns-repeated="10"/>
        </table:table-row>
        <table:table-row table:style-name="ro1">
          <table:table-cell table:style-name="ce3" office:value-type="float" office:value="1363.18" calcext:value-type="float">
            <text:p>1363.18</text:p>
          </table:table-cell>
          <table:table-cell office:value-type="float" office:value="1470.03" calcext:value-type="float">
            <text:p>1470.03</text:p>
          </table:table-cell>
          <table:table-cell office:value-type="float" office:value="1309.14" calcext:value-type="float">
            <text:p>1309.14</text:p>
          </table:table-cell>
          <table:table-cell office:value-type="float" office:value="1363.18" calcext:value-type="float">
            <text:p>1363.18</text:p>
          </table:table-cell>
          <table:table-cell table:number-columns-repeated="10"/>
        </table:table-row>
        <table:table-row table:style-name="ro1">
          <table:table-cell table:style-name="ce3" office:value-type="float" office:value="1295.67" calcext:value-type="float">
            <text:p>1295.67</text:p>
          </table:table-cell>
          <table:table-cell office:value-type="float" office:value="1465.74" calcext:value-type="float">
            <text:p>1465.74</text:p>
          </table:table-cell>
          <table:table-cell office:value-type="float" office:value="1351.96" calcext:value-type="float">
            <text:p>1351.96</text:p>
          </table:table-cell>
          <table:table-cell office:value-type="float" office:value="1306.6" calcext:value-type="float">
            <text:p>1306.60</text:p>
          </table:table-cell>
          <table:table-cell table:number-columns-repeated="10"/>
        </table:table-row>
        <table:table-row table:style-name="ro1">
          <table:table-cell table:style-name="ce3" office:value-type="float" office:value="1252.36" calcext:value-type="float">
            <text:p>1252.36</text:p>
          </table:table-cell>
          <table:table-cell office:value-type="float" office:value="1396.11" calcext:value-type="float">
            <text:p>1396.11</text:p>
          </table:table-cell>
          <table:table-cell office:value-type="float" office:value="1262.65" calcext:value-type="float">
            <text:p>1262.65</text:p>
          </table:table-cell>
          <table:table-cell office:value-type="float" office:value="1254.42" calcext:value-type="float">
            <text:p>1254.42</text:p>
          </table:table-cell>
          <table:table-cell table:number-columns-repeated="10"/>
        </table:table-row>
        <table:table-row table:style-name="ro1">
          <table:table-cell table:style-name="ce4"/>
          <table:table-cell table:style-name="Default" table:number-columns-repeated="3"/>
          <table:table-cell table:number-columns-repeated="10"/>
        </table:table-row>
        <table:table-row table:style-name="ro1" table:number-rows-repeated="7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 table:number-columns-spanned="2" table:number-rows-spanned="1">
            <text:p>X-instancesM25 prox</text:p>
          </table:table-cell>
          <table:covered-table-cell table:style-name="Default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Best</text:p>
          </table:table-cell>
          <table:table-cell table:style-name="Default" office:value-type="string" calcext:value-type="string">
            <text:p>v1_+Swap</text:p>
          </table:table-cell>
          <table:table-cell table:style-name="Default" office:value-type="string" calcext:value-type="string">
            <text:p>gap</text:p>
          </table:table-cell>
          <table:table-cell office:value-type="string" calcext:value-type="string">
            <text:p>v1_Standard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v1_NoLocal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og_+Swap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og_Standard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og_NoLocal</text:p>
          </table:table-cell>
          <table:table-cell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x01</text:p>
          </table:table-cell>
          <table:table-cell table:formula="of:=MIN([.C197];[.E197];[.G197];[.I197];[.K197];[.M197])" office:value-type="float" office:value="1454.47" calcext:value-type="float">
            <text:p>1454.47</text:p>
          </table:table-cell>
          <table:table-cell office:value-type="float" office:value="1550.64" calcext:value-type="float">
            <text:p>1550.64</text:p>
          </table:table-cell>
          <table:table-cell table:formula="of:=100*([.C197]-[.B197])/[.B197]" office:value-type="float" office:value="6.61203049908214" calcext:value-type="float">
            <text:p>6.61</text:p>
          </table:table-cell>
          <table:table-cell table:style-name="ce9" office:value-type="float" office:value="1454.47" calcext:value-type="float">
            <text:p>1454.47</text:p>
          </table:table-cell>
          <table:table-cell table:style-name="ce3" table:formula="of:=100*([.E197]-[.B197])/[.B197]" office:value-type="float" office:value="0" calcext:value-type="float">
            <text:p>0.00</text:p>
          </table:table-cell>
          <table:table-cell table:style-name="ce3" office:value-type="float" office:value="1886.98" calcext:value-type="float">
            <text:p>1886.98</text:p>
          </table:table-cell>
          <table:table-cell table:style-name="ce3" table:formula="of:=100*([.G197]-[.B197])/[.B197]" office:value-type="float" office:value="29.7366050863889" calcext:value-type="float">
            <text:p>29.74</text:p>
          </table:table-cell>
          <table:table-cell table:style-name="ce3" office:value-type="float" office:value="1542.4" calcext:value-type="float">
            <text:p>1542.40</text:p>
          </table:table-cell>
          <table:table-cell table:style-name="ce3" table:formula="of:=100*([.I197]-[.B197])/[.B197]" office:value-type="float" office:value="6.04550111037011" calcext:value-type="float">
            <text:p>6.05</text:p>
          </table:table-cell>
          <table:table-cell table:style-name="ce3" office:value-type="float" office:value="1651.89" calcext:value-type="float">
            <text:p>1651.89</text:p>
          </table:table-cell>
          <table:table-cell table:style-name="ce3" table:formula="of:=100*([.K197]-[.B197])/[.B197]" office:value-type="float" office:value="13.5733291164479" calcext:value-type="float">
            <text:p>13.57</text:p>
          </table:table-cell>
          <table:table-cell table:style-name="ce3" office:value-type="float" office:value="2411.57" calcext:value-type="float">
            <text:p>2411.57</text:p>
          </table:table-cell>
          <table:table-cell table:style-name="ce3" table:formula="of:=100*([.M197]-[.B197])/[.B197]" office:value-type="float" office:value="65.8040385845016" calcext:value-type="float">
            <text:p>65.80</text:p>
          </table:table-cell>
        </table:table-row>
        <table:table-row table:style-name="ro1">
          <table:table-cell office:value-type="string" calcext:value-type="string">
            <text:p>x02</text:p>
          </table:table-cell>
          <table:table-cell table:formula="of:=MIN([.C198];[.E198];[.G198];[.I198];[.K198];[.M198])" office:value-type="float" office:value="1514.61" calcext:value-type="float">
            <text:p>1514.61</text:p>
          </table:table-cell>
          <table:table-cell table:style-name="ce9" office:value-type="float" office:value="1514.61" calcext:value-type="float">
            <text:p>1514.61</text:p>
          </table:table-cell>
          <table:table-cell table:formula="of:=100*([.C198]-[.B198])/[.B198]" office:value-type="float" office:value="0" calcext:value-type="float">
            <text:p>0.00</text:p>
          </table:table-cell>
          <table:table-cell table:style-name="ce3" office:value-type="float" office:value="1525.87" calcext:value-type="float">
            <text:p>1525.87</text:p>
          </table:table-cell>
          <table:table-cell table:style-name="ce3" table:formula="of:=100*([.E198]-[.B198])/[.B198]" office:value-type="float" office:value="0.743425700345303" calcext:value-type="float">
            <text:p>0.74</text:p>
          </table:table-cell>
          <table:table-cell table:style-name="ce3" office:value-type="float" office:value="1705.48" calcext:value-type="float">
            <text:p>1705.48</text:p>
          </table:table-cell>
          <table:table-cell table:style-name="ce3" table:formula="of:=100*([.G198]-[.B198])/[.B198]" office:value-type="float" office:value="12.6019239276117" calcext:value-type="float">
            <text:p>12.60</text:p>
          </table:table-cell>
          <table:table-cell table:style-name="ce3" office:value-type="float" office:value="1644.94" calcext:value-type="float">
            <text:p>1644.94</text:p>
          </table:table-cell>
          <table:table-cell table:style-name="ce3" table:formula="of:=100*([.I198]-[.B198])/[.B198]" office:value-type="float" office:value="8.60485537531115" calcext:value-type="float">
            <text:p>8.60</text:p>
          </table:table-cell>
          <table:table-cell table:style-name="ce3" office:value-type="float" office:value="1705.1" calcext:value-type="float">
            <text:p>1705.10</text:p>
          </table:table-cell>
          <table:table-cell table:style-name="ce3" table:formula="of:=100*([.K198]-[.B198])/[.B198]" office:value-type="float" office:value="12.576834960815" calcext:value-type="float">
            <text:p>12.58</text:p>
          </table:table-cell>
          <table:table-cell table:style-name="ce3" office:value-type="float" office:value="2099.51" calcext:value-type="float">
            <text:p>2099.51</text:p>
          </table:table-cell>
          <table:table-cell table:style-name="ce3" table:formula="of:=100*([.M198]-[.B198])/[.B198]" office:value-type="float" office:value="38.617201787919" calcext:value-type="float">
            <text:p>38.62</text:p>
          </table:table-cell>
        </table:table-row>
        <table:table-row table:style-name="ro1">
          <table:table-cell office:value-type="string" calcext:value-type="string">
            <text:p>x03</text:p>
          </table:table-cell>
          <table:table-cell table:formula="of:=MIN([.C199];[.E199];[.G199];[.I199];[.K199];[.M199])" office:value-type="float" office:value="1306.2" calcext:value-type="float">
            <text:p>1306.20</text:p>
          </table:table-cell>
          <table:table-cell office:value-type="float" office:value="1313.16" calcext:value-type="float">
            <text:p>1313.16</text:p>
          </table:table-cell>
          <table:table-cell table:formula="of:=100*([.C199]-[.B199])/[.B199]" office:value-type="float" office:value="0.532843362425359" calcext:value-type="float">
            <text:p>0.53</text:p>
          </table:table-cell>
          <table:table-cell table:style-name="ce3" office:value-type="float" office:value="1352.27" calcext:value-type="float">
            <text:p>1352.27</text:p>
          </table:table-cell>
          <table:table-cell table:style-name="ce3" table:formula="of:=100*([.E199]-[.B199])/[.B199]" office:value-type="float" office:value="3.52702495789312" calcext:value-type="float">
            <text:p>3.53</text:p>
          </table:table-cell>
          <table:table-cell table:style-name="ce3" office:value-type="float" office:value="1556.1" calcext:value-type="float">
            <text:p>1556.10</text:p>
          </table:table-cell>
          <table:table-cell table:style-name="ce3" table:formula="of:=100*([.G199]-[.B199])/[.B199]" office:value-type="float" office:value="19.1318327974276" calcext:value-type="float">
            <text:p>19.13</text:p>
          </table:table-cell>
          <table:table-cell table:style-name="ce9" office:value-type="float" office:value="1306.2" calcext:value-type="float">
            <text:p>1306.20</text:p>
          </table:table-cell>
          <table:table-cell table:style-name="ce3" table:formula="of:=100*([.I199]-[.B199])/[.B199]" office:value-type="float" office:value="0" calcext:value-type="float">
            <text:p>0.00</text:p>
          </table:table-cell>
          <table:table-cell table:style-name="ce3" office:value-type="float" office:value="1338.43" calcext:value-type="float">
            <text:p>1338.43</text:p>
          </table:table-cell>
          <table:table-cell table:style-name="ce3" table:formula="of:=100*([.K199]-[.B199])/[.B199]" office:value-type="float" office:value="2.46746286939213" calcext:value-type="float">
            <text:p>2.47</text:p>
          </table:table-cell>
          <table:table-cell table:style-name="ce3" office:value-type="float" office:value="1985.68" calcext:value-type="float">
            <text:p>1985.68</text:p>
          </table:table-cell>
          <table:table-cell table:style-name="ce3" table:formula="of:=100*([.M199]-[.B199])/[.B199]" office:value-type="float" office:value="52.0195988363191" calcext:value-type="float">
            <text:p>52.02</text:p>
          </table:table-cell>
        </table:table-row>
        <table:table-row table:style-name="ro1">
          <table:table-cell office:value-type="string" calcext:value-type="string">
            <text:p>x04</text:p>
          </table:table-cell>
          <table:table-cell table:formula="of:=MIN([.C200];[.E200];[.G200];[.I200];[.K200];[.M200])" office:value-type="float" office:value="3031" calcext:value-type="float">
            <text:p>3031.00</text:p>
          </table:table-cell>
          <table:table-cell table:style-name="ce9" office:value-type="float" office:value="3031" calcext:value-type="float">
            <text:p>3031.00</text:p>
          </table:table-cell>
          <table:table-cell table:formula="of:=100*([.C200]-[.B200])/[.B200]" office:value-type="float" office:value="0" calcext:value-type="float">
            <text:p>0.00</text:p>
          </table:table-cell>
          <table:table-cell table:style-name="ce3" office:value-type="float" office:value="3128.87" calcext:value-type="float">
            <text:p>3128.87</text:p>
          </table:table-cell>
          <table:table-cell table:style-name="ce3" table:formula="of:=100*([.E200]-[.B200])/[.B200]" office:value-type="float" office:value="3.22896733751237" calcext:value-type="float">
            <text:p>3.23</text:p>
          </table:table-cell>
          <table:table-cell table:style-name="ce3" office:value-type="float" office:value="3436.31" calcext:value-type="float">
            <text:p>3436.31</text:p>
          </table:table-cell>
          <table:table-cell table:style-name="ce3" table:formula="of:=100*([.G200]-[.B200])/[.B200]" office:value-type="float" office:value="13.372154404487" calcext:value-type="float">
            <text:p>13.37</text:p>
          </table:table-cell>
          <table:table-cell table:style-name="ce3" office:value-type="float" office:value="3176.2" calcext:value-type="float">
            <text:p>3176.20</text:p>
          </table:table-cell>
          <table:table-cell table:style-name="ce3" table:formula="of:=100*([.I200]-[.B200])/[.B200]" office:value-type="float" office:value="4.79049818541735" calcext:value-type="float">
            <text:p>4.79</text:p>
          </table:table-cell>
          <table:table-cell table:style-name="ce3" office:value-type="float" office:value="3199.83" calcext:value-type="float">
            <text:p>3199.83</text:p>
          </table:table-cell>
          <table:table-cell table:style-name="ce3" table:formula="of:=100*([.K200]-[.B200])/[.B200]" office:value-type="float" office:value="5.57010887495876" calcext:value-type="float">
            <text:p>5.57</text:p>
          </table:table-cell>
          <table:table-cell table:style-name="ce3" office:value-type="float" office:value="3967.73" calcext:value-type="float">
            <text:p>3967.73</text:p>
          </table:table-cell>
          <table:table-cell table:style-name="ce3" table:formula="of:=100*([.M200]-[.B200])/[.B200]" office:value-type="float" office:value="30.9049818541735" calcext:value-type="float">
            <text:p>30.90</text:p>
          </table:table-cell>
        </table:table-row>
        <table:table-row table:style-name="ro1">
          <table:table-cell office:value-type="string" calcext:value-type="string">
            <text:p>x05</text:p>
          </table:table-cell>
          <table:table-cell table:formula="of:=MIN([.C201];[.E201];[.G201];[.I201];[.K201];[.M201])" office:value-type="float" office:value="2046.21" calcext:value-type="float">
            <text:p>2046.21</text:p>
          </table:table-cell>
          <table:table-cell table:style-name="ce9" office:value-type="float" office:value="2046.21" calcext:value-type="float">
            <text:p>2046.21</text:p>
          </table:table-cell>
          <table:table-cell table:formula="of:=100*([.C201]-[.B201])/[.B201]" office:value-type="float" office:value="0" calcext:value-type="float">
            <text:p>0.00</text:p>
          </table:table-cell>
          <table:table-cell table:style-name="ce3" office:value-type="float" office:value="2099.98" calcext:value-type="float">
            <text:p>2099.98</text:p>
          </table:table-cell>
          <table:table-cell table:style-name="ce3" table:formula="of:=100*([.E201]-[.B201])/[.B201]" office:value-type="float" office:value="2.62778502695227" calcext:value-type="float">
            <text:p>2.63</text:p>
          </table:table-cell>
          <table:table-cell table:style-name="ce3" office:value-type="float" office:value="2421.32" calcext:value-type="float">
            <text:p>2421.32</text:p>
          </table:table-cell>
          <table:table-cell table:style-name="ce3" table:formula="of:=100*([.G201]-[.B201])/[.B201]" office:value-type="float" office:value="18.3319405144145" calcext:value-type="float">
            <text:p>18.33</text:p>
          </table:table-cell>
          <table:table-cell table:style-name="ce3" office:value-type="float" office:value="2292.28" calcext:value-type="float">
            <text:p>2292.28</text:p>
          </table:table-cell>
          <table:table-cell table:style-name="ce3" table:formula="of:=100*([.I201]-[.B201])/[.B201]" office:value-type="float" office:value="12.0256474164431" calcext:value-type="float">
            <text:p>12.03</text:p>
          </table:table-cell>
          <table:table-cell table:style-name="ce3" office:value-type="float" office:value="2228.69" calcext:value-type="float">
            <text:p>2228.69</text:p>
          </table:table-cell>
          <table:table-cell table:style-name="ce3" table:formula="of:=100*([.K201]-[.B201])/[.B201]" office:value-type="float" office:value="8.9179507479682" calcext:value-type="float">
            <text:p>8.92</text:p>
          </table:table-cell>
          <table:table-cell table:style-name="ce3" office:value-type="float" office:value="3061.06" calcext:value-type="float">
            <text:p>3061.06</text:p>
          </table:table-cell>
          <table:table-cell table:style-name="ce3" table:formula="of:=100*([.M201]-[.B201])/[.B201]" office:value-type="float" office:value="49.5965712219176" calcext:value-type="float">
            <text:p>49.6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97:.B201])" office:value-type="float" office:value="1870.498" calcext:value-type="float">
            <text:p>1870.50</text:p>
          </table:table-cell>
          <table:table-cell table:formula="of:=AVERAGE([.C197:.C201])" office:value-type="float" office:value="1891.124" calcext:value-type="float">
            <text:p>1891.12</text:p>
          </table:table-cell>
          <table:table-cell table:formula="of:=AVERAGE([.D197:.D201])" office:value-type="float" office:value="1.4289747723015" calcext:value-type="float">
            <text:p>1.43</text:p>
          </table:table-cell>
          <table:table-cell table:style-name="ce3" table:formula="of:=AVERAGE([.E197:.E201])" office:value-type="float" office:value="1912.292" calcext:value-type="float">
            <text:p>1912.29</text:p>
          </table:table-cell>
          <table:table-cell table:style-name="ce3" table:formula="of:=AVERAGE([.F197:.F201])" office:value-type="float" office:value="2.02544060454061" calcext:value-type="float">
            <text:p>2.03</text:p>
          </table:table-cell>
          <table:table-cell table:style-name="ce3" table:formula="of:=AVERAGE([.G197:.G201])" office:value-type="float" office:value="2201.238" calcext:value-type="float">
            <text:p>2201.24</text:p>
          </table:table-cell>
          <table:table-cell table:style-name="ce3" table:formula="of:=AVERAGE([.H197:.H201])" office:value-type="float" office:value="18.6348913460659" calcext:value-type="float">
            <text:p>18.63</text:p>
          </table:table-cell>
          <table:table-cell table:style-name="ce3" table:formula="of:=AVERAGE([.I197:.I201])" office:value-type="float" office:value="1992.404" calcext:value-type="float">
            <text:p>1992.40</text:p>
          </table:table-cell>
          <table:table-cell table:style-name="ce3" table:formula="of:=AVERAGE([.J197:.J201])" office:value-type="float" office:value="6.29330041750834" calcext:value-type="float">
            <text:p>6.29</text:p>
          </table:table-cell>
          <table:table-cell table:style-name="ce3" table:formula="of:=AVERAGE([.K197:.K201])" office:value-type="float" office:value="2024.788" calcext:value-type="float">
            <text:p>2024.79</text:p>
          </table:table-cell>
          <table:table-cell table:style-name="ce3" table:formula="of:=AVERAGE([.L197:.L201])" office:value-type="float" office:value="8.6211373139164" calcext:value-type="float">
            <text:p>8.62</text:p>
          </table:table-cell>
          <table:table-cell table:style-name="ce3" table:formula="of:=AVERAGE([.M197:.M201])" office:value-type="float" office:value="2705.11" calcext:value-type="float">
            <text:p>2705.11</text:p>
          </table:table-cell>
          <table:table-cell table:style-name="ce3" table:formula="of:=AVERAGE([.N197:.N201])" office:value-type="float" office:value="47.3884784569662" calcext:value-type="float">
            <text:p>47.39</text:p>
          </table:table-cell>
        </table:table-row>
        <table:table-row table:style-name="ro1" table:number-rows-repeated="3">
          <table:table-cell table:number-columns-repeated="4"/>
          <table:table-cell table:style-name="ce3"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10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10"/>
        </table:table-row>
        <table:table-row table:style-name="ro2" table:number-rows-repeated="4">
          <table:table-cell/>
          <table:table-cell table:style-name="Default" table:number-columns-repeated="3"/>
          <table:table-cell table:number-columns-repeated="10"/>
        </table:table-row>
        <table:table-row table:style-name="ro2">
          <table:table-cell/>
          <table:table-cell table:style-name="Default" table:number-columns-repeated="3"/>
          <table:table-cell table:number-columns-repeated="10"/>
        </table:table-row>
        <calcext:conditional-formats>
          <calcext:conditional-format calcext:target-range-address="Sheet1.C2:Sheet1.I24">
            <calcext:condition calcext:apply-style-name="Good" calcext:value="formula-is([.C2]=MIN([.$C2];[.$E2];[.$G2];[.$I2]))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 style:data-style-name="N2" text:time-value="15:47:34.6898515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0:43:35.060924085</meta:creation-date>
    <meta:generator>LibreOffice/7.6.7.2$Linux_X86_64 LibreOffice_project/60$Build-2</meta:generator>
    <dc:date>2024-06-17T15:56:11.037900758</dc:date>
    <meta:editing-duration>P2DT7H17M32S</meta:editing-duration>
    <meta:editing-cycles>214</meta:editing-cycles>
    <meta:document-statistic meta:table-count="1" meta:cell-count="1015" meta:object-count="0"/>
  </office:meta>
</office:document-meta>
</file>